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/>
    </style:style>
    <style:style style:name="表98.A" style:family="table-column">
      <style:table-column-properties style:column-width="1.125cm" style:rel-column-width="4338*"/>
    </style:style>
    <style:style style:name="表98.B" style:family="table-column">
      <style:table-column-properties style:column-width="15.875cm" style:rel-column-width="61197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/>
    </style:style>
    <style:style style:name="表99.A" style:family="table-column">
      <style:table-column-properties style:column-width="1.124cm" style:rel-column-width="4331*"/>
    </style:style>
    <style:style style:name="表99.B" style:family="table-column">
      <style:table-column-properties style:column-width="15.877cm" style:rel-column-width="61204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/>
    </style:style>
    <style:style style:name="表100.A" style:family="table-column">
      <style:table-column-properties style:column-width="1.125cm" style:rel-column-width="4338*"/>
    </style:style>
    <style:style style:name="表100.B" style:family="table-column">
      <style:table-column-properties style:column-width="15.875cm" style:rel-column-width="61197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/>
    </style:style>
    <style:style style:name="表101.A" style:family="table-column">
      <style:table-column-properties style:column-width="1.124cm" style:rel-column-width="4331*"/>
    </style:style>
    <style:style style:name="表101.B" style:family="table-column">
      <style:table-column-properties style:column-width="15.877cm" style:rel-column-width="61204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/>
    </style:style>
    <style:style style:name="表102.A" style:family="table-column">
      <style:table-column-properties style:column-width="1.124cm" style:rel-column-width="4331*"/>
    </style:style>
    <style:style style:name="表102.B" style:family="table-column">
      <style:table-column-properties style:column-width="15.877cm" style:rel-column-width="61204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/>
    </style:style>
    <style:style style:name="表103.A" style:family="table-column">
      <style:table-column-properties style:column-width="1.124cm" style:rel-column-width="4331*"/>
    </style:style>
    <style:style style:name="表103.B" style:family="table-column">
      <style:table-column-properties style:column-width="15.877cm" style:rel-column-width="61204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none" fo:border-top="none" fo:border-bottom="0.002cm solid #000000"/>
    </style:style>
    <style:style style:name="表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/>
    </style:style>
    <style:style style:name="表104.A" style:family="table-column">
      <style:table-column-properties style:column-width="1.124cm" style:rel-column-width="4331*"/>
    </style:style>
    <style:style style:name="表104.B" style:family="table-column">
      <style:table-column-properties style:column-width="15.877cm" style:rel-column-width="61204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none" fo:border-top="none" fo:border-bottom="0.002cm solid #000000"/>
    </style:style>
    <style:style style:name="表10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/>
    </style:style>
    <style:style style:name="表105.A" style:family="table-column">
      <style:table-column-properties style:column-width="1.124cm" style:rel-column-width="4331*"/>
    </style:style>
    <style:style style:name="表105.B" style:family="table-column">
      <style:table-column-properties style:column-width="15.877cm" style:rel-column-width="61204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none" fo:border-top="none" fo:border-bottom="0.002cm solid #000000"/>
    </style:style>
    <style:style style:name="表10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/>
    </style:style>
    <style:style style:name="表106.A" style:family="table-column">
      <style:table-column-properties style:column-width="1.125cm" style:rel-column-width="4338*"/>
    </style:style>
    <style:style style:name="表106.B" style:family="table-column">
      <style:table-column-properties style:column-width="15.875cm" style:rel-column-width="61197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7" style:family="table">
      <style:table-properties style:width="17cm" table:align="margins"/>
    </style:style>
    <style:style style:name="表107.A" style:family="table-column">
      <style:table-column-properties style:column-width="1.124cm" style:rel-column-width="4331*"/>
    </style:style>
    <style:style style:name="表107.B" style:family="table-column">
      <style:table-column-properties style:column-width="15.877cm" style:rel-column-width="61204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8" style:family="table">
      <style:table-properties style:width="17cm" table:align="margins"/>
    </style:style>
    <style:style style:name="表108.A" style:family="table-column">
      <style:table-column-properties style:column-width="1.124cm" style:rel-column-width="4331*"/>
    </style:style>
    <style:style style:name="表108.B" style:family="table-column">
      <style:table-column-properties style:column-width="15.877cm" style:rel-column-width="61204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/>
    </style:style>
    <style:style style:name="表109.A" style:family="table-column">
      <style:table-column-properties style:column-width="1.124cm" style:rel-column-width="4331*"/>
    </style:style>
    <style:style style:name="表109.B" style:family="table-column">
      <style:table-column-properties style:column-width="15.877cm" style:rel-column-width="61204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none" fo:border-top="none" fo:border-bottom="0.002cm solid #000000"/>
    </style:style>
    <style:style style:name="表10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/>
    </style:style>
    <style:style style:name="表110.A" style:family="table-column">
      <style:table-column-properties style:column-width="1.124cm" style:rel-column-width="4331*"/>
    </style:style>
    <style:style style:name="表110.B" style:family="table-column">
      <style:table-column-properties style:column-width="15.877cm" style:rel-column-width="61204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none" fo:border-top="none" fo:border-bottom="0.002cm solid #000000"/>
    </style:style>
    <style:style style:name="表1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/>
    </style:style>
    <style:style style:name="表111.A" style:family="table-column">
      <style:table-column-properties style:column-width="1.124cm" style:rel-column-width="4331*"/>
    </style:style>
    <style:style style:name="表111.B" style:family="table-column">
      <style:table-column-properties style:column-width="15.877cm" style:rel-column-width="61204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none" fo:border-top="none" fo:border-bottom="0.002cm solid #000000"/>
    </style:style>
    <style:style style:name="表1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/>
    </style:style>
    <style:style style:name="表112.A" style:family="table-column">
      <style:table-column-properties style:column-width="1.125cm" style:rel-column-width="4338*"/>
    </style:style>
    <style:style style:name="表112.B" style:family="table-column">
      <style:table-column-properties style:column-width="15.875cm" style:rel-column-width="61197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/>
    </style:style>
    <style:style style:name="表113.A" style:family="table-column">
      <style:table-column-properties style:column-width="1.124cm" style:rel-column-width="4331*"/>
    </style:style>
    <style:style style:name="表113.B" style:family="table-column">
      <style:table-column-properties style:column-width="15.877cm" style:rel-column-width="61204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/>
    </style:style>
    <style:style style:name="表114.A" style:family="table-column">
      <style:table-column-properties style:column-width="1.125cm" style:rel-column-width="4338*"/>
    </style:style>
    <style:style style:name="表114.B" style:family="table-column">
      <style:table-column-properties style:column-width="15.875cm" style:rel-column-width="61197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/>
    </style:style>
    <style:style style:name="表115.A" style:family="table-column">
      <style:table-column-properties style:column-width="1.124cm" style:rel-column-width="4331*"/>
    </style:style>
    <style:style style:name="表115.B" style:family="table-column">
      <style:table-column-properties style:column-width="15.877cm" style:rel-column-width="61204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/>
    </style:style>
    <style:style style:name="表116.A" style:family="table-column">
      <style:table-column-properties style:column-width="1.124cm" style:rel-column-width="4331*"/>
    </style:style>
    <style:style style:name="表116.B" style:family="table-column">
      <style:table-column-properties style:column-width="15.877cm" style:rel-column-width="61204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/>
    </style:style>
    <style:style style:name="表117.A" style:family="table-column">
      <style:table-column-properties style:column-width="1.124cm" style:rel-column-width="4331*"/>
    </style:style>
    <style:style style:name="表117.B" style:family="table-column">
      <style:table-column-properties style:column-width="15.877cm" style:rel-column-width="61204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none" fo:border-top="none" fo:border-bottom="0.002cm solid #000000"/>
    </style:style>
    <style:style style:name="表1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/>
    </style:style>
    <style:style style:name="表118.A" style:family="table-column">
      <style:table-column-properties style:column-width="1.124cm" style:rel-column-width="4331*"/>
    </style:style>
    <style:style style:name="表118.B" style:family="table-column">
      <style:table-column-properties style:column-width="15.877cm" style:rel-column-width="61204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none" fo:border-top="none" fo:border-bottom="0.002cm solid #000000"/>
    </style:style>
    <style:style style:name="表1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/>
    </style:style>
    <style:style style:name="表119.A" style:family="table-column">
      <style:table-column-properties style:column-width="1.124cm" style:rel-column-width="4331*"/>
    </style:style>
    <style:style style:name="表119.B" style:family="table-column">
      <style:table-column-properties style:column-width="15.877cm" style:rel-column-width="61204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none" fo:border-top="none" fo:border-bottom="0.002cm solid #000000"/>
    </style:style>
    <style:style style:name="表1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0" style:family="table">
      <style:table-properties style:width="17cm" table:align="margins"/>
    </style:style>
    <style:style style:name="表120.A" style:family="table-column">
      <style:table-column-properties style:column-width="1.125cm" style:rel-column-width="4338*"/>
    </style:style>
    <style:style style:name="表120.B" style:family="table-column">
      <style:table-column-properties style:column-width="15.875cm" style:rel-column-width="61197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/>
    </style:style>
    <style:style style:name="表121.A" style:family="table-column">
      <style:table-column-properties style:column-width="1.124cm" style:rel-column-width="4331*"/>
    </style:style>
    <style:style style:name="表121.B" style:family="table-column">
      <style:table-column-properties style:column-width="15.877cm" style:rel-column-width="61204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/>
    </style:style>
    <style:style style:name="表122.A" style:family="table-column">
      <style:table-column-properties style:column-width="1.124cm" style:rel-column-width="4331*"/>
    </style:style>
    <style:style style:name="表122.B" style:family="table-column">
      <style:table-column-properties style:column-width="15.877cm" style:rel-column-width="61204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/>
    </style:style>
    <style:style style:name="表123.A" style:family="table-column">
      <style:table-column-properties style:column-width="1.124cm" style:rel-column-width="4331*"/>
    </style:style>
    <style:style style:name="表123.B" style:family="table-column">
      <style:table-column-properties style:column-width="15.877cm" style:rel-column-width="61204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3.A2" style:family="table-cell">
      <style:table-cell-properties fo:padding="0.097cm" fo:border-left="0.002cm solid #000000" fo:border-right="none" fo:border-top="none" fo:border-bottom="0.002cm solid #000000"/>
    </style:style>
    <style:style style:name="表1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/>
    </style:style>
    <style:style style:name="表124.A" style:family="table-column">
      <style:table-column-properties style:column-width="1.124cm" style:rel-column-width="4331*"/>
    </style:style>
    <style:style style:name="表124.B" style:family="table-column">
      <style:table-column-properties style:column-width="15.877cm" style:rel-column-width="61204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4.A2" style:family="table-cell">
      <style:table-cell-properties fo:padding="0.097cm" fo:border-left="0.002cm solid #000000" fo:border-right="none" fo:border-top="none" fo:border-bottom="0.002cm solid #000000"/>
    </style:style>
    <style:style style:name="表1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/>
    </style:style>
    <style:style style:name="表125.A" style:family="table-column">
      <style:table-column-properties style:column-width="1.124cm" style:rel-column-width="4331*"/>
    </style:style>
    <style:style style:name="表125.B" style:family="table-column">
      <style:table-column-properties style:column-width="15.877cm" style:rel-column-width="61204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none" fo:border-top="none" fo:border-bottom="0.002cm solid #000000"/>
    </style:style>
    <style:style style:name="表1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6" style:family="table">
      <style:table-properties style:width="17cm" table:align="margins"/>
    </style:style>
    <style:style style:name="表126.A" style:family="table-column">
      <style:table-column-properties style:column-width="1.125cm" style:rel-column-width="4338*"/>
    </style:style>
    <style:style style:name="表126.B" style:family="table-column">
      <style:table-column-properties style:column-width="15.875cm" style:rel-column-width="61197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/>
    </style:style>
    <style:style style:name="表127.A" style:family="table-column">
      <style:table-column-properties style:column-width="1.124cm" style:rel-column-width="4331*"/>
    </style:style>
    <style:style style:name="表127.B" style:family="table-column">
      <style:table-column-properties style:column-width="15.877cm" style:rel-column-width="61204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/>
    </style:style>
    <style:style style:name="表97.A" style:family="table-column">
      <style:table-column-properties style:column-width="1.646cm" style:rel-column-width="6344*"/>
    </style:style>
    <style:style style:name="表97.B" style:family="table-column">
      <style:table-column-properties style:column-width="15.355cm" style:rel-column-width="59191*"/>
    </style:style>
    <style:style style:name="表9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font-size="18pt" style:font-size-asian="18pt" style:language-asian="ja" style:country-asian="JP" style:font-size-complex="18pt"/>
    </style:style>
    <style:style style:name="P11" style:family="paragraph" style:parent-style-name="Standard">
      <style:text-properties fo:color="#cc00cc" fo:font-size="20pt" style:font-size-asian="20pt" style:font-size-complex="20pt"/>
    </style:style>
    <style:style style:name="P12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3" style:family="paragraph" style:parent-style-name="Standard">
      <style:text-properties style:font-name="Arial" fo:font-size="20pt" style:font-name-asian="Arial" style:font-size-asian="20pt" style:font-size-complex="20pt"/>
    </style:style>
    <style:style style:name="P14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5" style:family="paragraph" style:parent-style-name="Standard">
      <style:text-properties style:font-name="Arial" fo:font-size="24pt" style:font-name-asian="Arial" style:font-size-asian="24pt" style:font-size-complex="24pt"/>
    </style:style>
    <style:style style:name="P16" style:family="paragraph" style:parent-style-name="Standard">
      <style:text-properties fo:color="#993366" fo:font-size="20pt" style:font-size-asian="20pt" style:font-size-complex="20pt"/>
    </style:style>
    <style:style style:name="P17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8" style:family="paragraph" style:parent-style-name="Standard">
      <style:text-properties fo:color="#801900" fo:font-size="24pt" style:font-size-asian="24pt" style:font-size-complex="24pt"/>
    </style:style>
    <style:style style:name="P19" style:family="paragraph" style:parent-style-name="Standard">
      <style:text-properties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language-asian="ja" style:country-asian="JP" style:font-style-asian="normal" style:font-weight-asian="normal" style:font-name-complex="ＭＳ Ｐゴシック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text-properties fo:font-size="24pt" style:font-size-asian="24pt" style:font-size-complex="24pt"/>
    </style:style>
    <style:style style:name="P21" style:family="paragraph" style:parent-style-name="Table_20_Contents">
      <style:text-properties fo:font-size="20pt" style:font-size-asian="20pt" style:font-size-complex="20pt"/>
    </style:style>
    <style:style style:name="P22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3" style:family="paragraph" style:parent-style-name="Table_20_Contents">
      <style:text-properties fo:color="#801900" fo:font-size="24pt" style:font-size-asian="24pt" style:font-size-complex="24pt"/>
    </style:style>
    <style:style style:name="P24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5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6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8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31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2" style:family="paragraph" style:parent-style-name="Standard">
      <style:text-properties fo:font-size="20pt" style:font-size-asian="20pt" style:font-size-complex="20pt"/>
    </style:style>
    <style:style style:name="P33" style:family="paragraph" style:parent-style-name="Standard" style:list-style-name="L2">
      <style:text-properties fo:font-size="20pt" style:font-size-asian="20pt" style:font-size-complex="20pt"/>
    </style:style>
    <style:style style:name="P34" style:family="paragraph" style:parent-style-name="Standard" style:list-style-name="L3">
      <style:text-properties fo:font-size="20pt" style:font-size-asian="20pt" style:font-size-complex="20pt"/>
    </style:style>
    <style:style style:name="P35" style:family="paragraph" style:parent-style-name="Standard" style:list-style-name="L5">
      <style:text-properties fo:font-size="20pt" style:font-size-asian="20pt" style:font-size-complex="20pt"/>
    </style:style>
    <style:style style:name="P36" style:family="paragraph" style:parent-style-name="Standard" style:list-style-name="L6">
      <style:text-properties fo:font-size="20pt" style:font-size-asian="20pt" style:font-size-complex="20pt"/>
    </style:style>
    <style:style style:name="P37" style:family="paragraph" style:parent-style-name="Standard" style:list-style-name="L8">
      <style:text-properties fo:font-size="20pt" style:font-size-asian="20pt" style:font-size-complex="20pt"/>
    </style:style>
    <style:style style:name="P38" style:family="paragraph" style:parent-style-name="Standard" style:list-style-name="L9">
      <style:text-properties fo:font-size="20pt" style:font-size-asian="20pt" style:font-size-complex="20pt"/>
    </style:style>
    <style:style style:name="P39" style:family="paragraph" style:parent-style-name="Standard" style:list-style-name="L10">
      <style:text-properties fo:font-size="20pt" style:font-size-asian="20pt" style:font-size-complex="20pt"/>
    </style:style>
    <style:style style:name="P40" style:family="paragraph" style:parent-style-name="Standard" style:list-style-name="L12">
      <style:text-properties fo:font-size="20pt" style:font-size-asian="20pt" style:font-size-complex="20pt"/>
    </style:style>
    <style:style style:name="P41" style:family="paragraph" style:parent-style-name="Standard" style:list-style-name="L15">
      <style:text-properties fo:font-size="20pt" style:font-size-asian="20pt" style:font-size-complex="20pt"/>
    </style:style>
    <style:style style:name="P42" style:family="paragraph" style:parent-style-name="Standard" style:list-style-name="L16">
      <style:text-properties fo:font-size="20pt" style:font-size-asian="20pt" style:font-size-complex="20pt"/>
    </style:style>
    <style:style style:name="P43" style:family="paragraph" style:parent-style-name="Standard" style:list-style-name="L17">
      <style:text-properties fo:font-size="20pt" style:font-size-asian="20pt" style:font-size-complex="20pt"/>
    </style:style>
    <style:style style:name="P44" style:family="paragraph" style:parent-style-name="Standard" style:list-style-name="L18">
      <style:text-properties fo:font-size="20pt" style:font-size-asian="20pt" style:font-size-complex="20pt"/>
    </style:style>
    <style:style style:name="P45" style:family="paragraph" style:parent-style-name="Standard" style:list-style-name="L19">
      <style:text-properties fo:font-size="20pt" style:font-size-asian="20pt" style:font-size-complex="20pt"/>
    </style:style>
    <style:style style:name="P46" style:family="paragraph" style:parent-style-name="Standard" style:list-style-name="L20">
      <style:text-properties fo:font-size="20pt" style:font-size-asian="20pt" style:font-size-complex="20pt"/>
    </style:style>
    <style:style style:name="P47" style:family="paragraph" style:parent-style-name="Standard" style:list-style-name="L21">
      <style:text-properties fo:font-size="20pt" style:font-size-asian="20pt" style:font-size-complex="20pt"/>
    </style:style>
    <style:style style:name="P48" style:family="paragraph" style:parent-style-name="Standard" style:list-style-name="L22">
      <style:text-properties fo:font-size="20pt" style:font-size-asian="20pt" style:font-size-complex="20pt"/>
    </style:style>
    <style:style style:name="P49" style:family="paragraph" style:parent-style-name="Standard" style:list-style-name="L23">
      <style:text-properties fo:font-size="20pt" style:font-size-asian="20pt" style:font-size-complex="20pt"/>
    </style:style>
    <style:style style:name="P50" style:family="paragraph" style:parent-style-name="Standard" style:list-style-name="L24">
      <style:text-properties fo:font-size="20pt" style:font-size-asian="20pt" style:font-size-complex="20pt"/>
    </style:style>
    <style:style style:name="P51" style:family="paragraph" style:parent-style-name="Standard" style:list-style-name="L26">
      <style:text-properties fo:font-size="20pt" style:font-size-asian="20pt" style:font-size-complex="20pt"/>
    </style:style>
    <style:style style:name="P52" style:family="paragraph" style:parent-style-name="Standard" style:list-style-name="L27">
      <style:text-properties fo:font-size="20pt" style:font-size-asian="20pt" style:font-size-complex="20pt"/>
    </style:style>
    <style:style style:name="P53" style:family="paragraph" style:parent-style-name="Standard" style:list-style-name="L28">
      <style:text-properties fo:font-size="20pt" style:font-size-asian="20pt" style:font-size-complex="20pt"/>
    </style:style>
    <style:style style:name="P54" style:family="paragraph" style:parent-style-name="Standard" style:list-style-name="L29">
      <style:text-properties fo:font-size="20pt" style:font-size-asian="20pt" style:font-size-complex="20pt"/>
    </style:style>
    <style:style style:name="P55" style:family="paragraph" style:parent-style-name="Standard" style:list-style-name="L30">
      <style:text-properties fo:font-size="20pt" style:font-size-asian="20pt" style:font-size-complex="20pt"/>
    </style:style>
    <style:style style:name="P56" style:family="paragraph" style:parent-style-name="Standard" style:list-style-name="L31">
      <style:text-properties fo:font-size="20pt" style:font-size-asian="20pt" style:font-size-complex="20pt"/>
    </style:style>
    <style:style style:name="P57" style:family="paragraph" style:parent-style-name="Standard" style:list-style-name="L33">
      <style:text-properties fo:font-size="20pt" style:font-size-asian="20pt" style:font-size-complex="20pt"/>
    </style:style>
    <style:style style:name="P58" style:family="paragraph" style:parent-style-name="Standard" style:list-style-name="L34">
      <style:text-properties fo:font-size="20pt" style:font-size-asian="20pt" style:font-size-complex="20pt"/>
    </style:style>
    <style:style style:name="P59" style:family="paragraph" style:parent-style-name="Standard" style:list-style-name="L35">
      <style:text-properties fo:font-size="20pt" style:font-size-asian="20pt" style:font-size-complex="20pt"/>
    </style:style>
    <style:style style:name="P60" style:family="paragraph" style:parent-style-name="Standard" style:list-style-name="L36">
      <style:text-properties fo:font-size="20pt" style:font-size-asian="20pt" style:font-size-complex="20pt"/>
    </style:style>
    <style:style style:name="P61" style:family="paragraph" style:parent-style-name="Standard" style:list-style-name="L37">
      <style:text-properties fo:font-size="20pt" style:font-size-asian="20pt" style:font-size-complex="20pt"/>
    </style:style>
    <style:style style:name="P62" style:family="paragraph" style:parent-style-name="Standard" style:list-style-name="L38">
      <style:text-properties fo:font-size="20pt" style:font-size-asian="20pt" style:font-size-complex="20pt"/>
    </style:style>
    <style:style style:name="P63" style:family="paragraph" style:parent-style-name="Standard" style:list-style-name="L39">
      <style:text-properties fo:font-size="20pt" style:font-size-asian="20pt" style:font-size-complex="20pt"/>
    </style:style>
    <style:style style:name="P64" style:family="paragraph" style:parent-style-name="Standard" style:list-style-name="L40">
      <style:text-properties fo:font-size="20pt" style:font-size-asian="20pt" style:font-size-complex="20pt"/>
    </style:style>
    <style:style style:name="P65" style:family="paragraph" style:parent-style-name="Standard" style:list-style-name="L41">
      <style:text-properties fo:font-size="20pt" style:font-size-asian="20pt" style:font-size-complex="20pt"/>
    </style:style>
    <style:style style:name="P66" style:family="paragraph" style:parent-style-name="Standard" style:list-style-name="L42">
      <style:text-properties fo:font-size="20pt" style:font-size-asian="20pt" style:font-size-complex="20pt"/>
    </style:style>
    <style:style style:name="P67" style:family="paragraph" style:parent-style-name="Standard" style:list-style-name="L43">
      <style:text-properties fo:font-size="20pt" style:font-size-asian="20pt" style:font-size-complex="20pt"/>
    </style:style>
    <style:style style:name="P68" style:family="paragraph" style:parent-style-name="Standard" style:list-style-name="L44">
      <style:text-properties fo:font-size="20pt" style:font-size-asian="20pt" style:font-size-complex="20pt"/>
    </style:style>
    <style:style style:name="P69" style:family="paragraph" style:parent-style-name="Standard" style:list-style-name="L49">
      <style:text-properties fo:font-size="20pt" style:font-size-asian="20pt" style:font-size-complex="20pt"/>
    </style:style>
    <style:style style:name="P70" style:family="paragraph" style:parent-style-name="Standard" style:list-style-name="L50">
      <style:text-properties fo:font-size="20pt" style:font-size-asian="20pt" style:font-size-complex="20pt"/>
    </style:style>
    <style:style style:name="P71" style:family="paragraph" style:parent-style-name="Standard" style:list-style-name="L51">
      <style:text-properties fo:font-size="20pt" style:font-size-asian="20pt" style:font-size-complex="20pt"/>
    </style:style>
    <style:style style:name="P72" style:family="paragraph" style:parent-style-name="Standard" style:list-style-name="L52">
      <style:text-properties fo:font-size="20pt" style:font-size-asian="20pt" style:font-size-complex="20pt"/>
    </style:style>
    <style:style style:name="P73" style:family="paragraph" style:parent-style-name="Standard" style:list-style-name="L53">
      <style:text-properties fo:font-size="20pt" style:font-size-asian="20pt" style:font-size-complex="20pt"/>
    </style:style>
    <style:style style:name="P74" style:family="paragraph" style:parent-style-name="Standard" style:list-style-name="L54">
      <style:text-properties fo:font-size="20pt" style:font-size-asian="20pt" style:font-size-complex="20pt"/>
    </style:style>
    <style:style style:name="P75" style:family="paragraph" style:parent-style-name="Standard" style:list-style-name="L55">
      <style:text-properties fo:font-size="20pt" style:font-size-asian="20pt" style:font-size-complex="20pt"/>
    </style:style>
    <style:style style:name="P76" style:family="paragraph" style:parent-style-name="Standard" style:list-style-name="L60">
      <style:text-properties fo:font-size="20pt" style:font-size-asian="20pt" style:font-size-complex="20pt"/>
    </style:style>
    <style:style style:name="P77" style:family="paragraph" style:parent-style-name="Standard" style:list-style-name="L59">
      <style:text-properties fo:font-size="20pt" style:font-size-asian="20pt" style:font-size-complex="20pt"/>
    </style:style>
    <style:style style:name="P78" style:family="paragraph" style:parent-style-name="Standard" style:list-style-name="L61">
      <style:text-properties fo:font-size="20pt" style:font-size-asian="20pt" style:font-size-complex="20pt"/>
    </style:style>
    <style:style style:name="P79" style:family="paragraph" style:parent-style-name="Standard" style:list-style-name="L62">
      <style:text-properties fo:font-size="20pt" style:font-size-asian="20pt" style:font-size-complex="20pt"/>
    </style:style>
    <style:style style:name="P80" style:family="paragraph" style:parent-style-name="Standard" style:list-style-name="L66">
      <style:text-properties fo:font-size="20pt" style:font-size-asian="20pt" style:font-size-complex="20pt"/>
    </style:style>
    <style:style style:name="P81" style:family="paragraph" style:parent-style-name="Standard" style:list-style-name="L68">
      <style:text-properties fo:font-size="20pt" style:font-size-asian="20pt" style:font-size-complex="20pt"/>
    </style:style>
    <style:style style:name="P82" style:family="paragraph" style:parent-style-name="Standard" style:list-style-name="L69">
      <style:text-properties fo:font-size="20pt" style:font-size-asian="20pt" style:font-size-complex="20pt"/>
    </style:style>
    <style:style style:name="P83" style:family="paragraph" style:parent-style-name="Standard" style:list-style-name="L70">
      <style:text-properties fo:font-size="20pt" style:font-size-asian="20pt" style:font-size-complex="20pt"/>
    </style:style>
    <style:style style:name="P84" style:family="paragraph" style:parent-style-name="Standard" style:list-style-name="L71">
      <style:text-properties fo:font-size="20pt" style:font-size-asian="20pt" style:font-size-complex="20pt"/>
    </style:style>
    <style:style style:name="P85" style:family="paragraph" style:parent-style-name="Standard" style:list-style-name="L76">
      <style:text-properties fo:font-size="20pt" style:font-size-asian="20pt" style:font-size-complex="20pt"/>
    </style:style>
    <style:style style:name="P86" style:family="paragraph" style:parent-style-name="Standard" style:list-style-name="L75">
      <style:text-properties fo:font-size="20pt" style:font-size-asian="20pt" style:font-size-complex="20pt"/>
    </style:style>
    <style:style style:name="P87" style:family="paragraph" style:parent-style-name="Standard" style:list-style-name="L77">
      <style:text-properties fo:font-size="20pt" style:font-size-asian="20pt" style:font-size-complex="20pt"/>
    </style:style>
    <style:style style:name="P88" style:family="paragraph" style:parent-style-name="Standard" style:list-style-name="L78">
      <style:text-properties fo:font-size="20pt" style:font-size-asian="20pt" style:font-size-complex="20pt"/>
    </style:style>
    <style:style style:name="P89" style:family="paragraph" style:parent-style-name="Standard" style:list-style-name="L82">
      <style:text-properties fo:font-size="20pt" style:font-size-asian="20pt" style:font-size-complex="20pt"/>
    </style:style>
    <style:style style:name="P90" style:family="paragraph" style:parent-style-name="Standard" style:list-style-name="L84">
      <style:text-properties fo:font-size="20pt" style:font-size-asian="20pt" style:font-size-complex="20pt"/>
    </style:style>
    <style:style style:name="P91" style:family="paragraph" style:parent-style-name="Standard" style:list-style-name="L83">
      <style:text-properties fo:font-size="20pt" style:font-size-asian="20pt" style:font-size-complex="20pt"/>
    </style:style>
    <style:style style:name="P92" style:family="paragraph" style:parent-style-name="Standard" style:list-style-name="L85">
      <style:text-properties fo:font-size="20pt" style:font-size-asian="20pt" style:font-size-complex="20pt"/>
    </style:style>
    <style:style style:name="P93" style:family="paragraph" style:parent-style-name="Standard" style:list-style-name="L89">
      <style:text-properties fo:font-size="20pt" style:font-size-asian="20pt" style:font-size-complex="20pt"/>
    </style:style>
    <style:style style:name="P94" style:family="paragraph" style:parent-style-name="Standard" style:list-style-name="L93">
      <style:text-properties fo:font-size="20pt" style:font-size-asian="20pt" style:font-size-complex="20pt"/>
    </style:style>
    <style:style style:name="P95" style:family="paragraph" style:parent-style-name="Standard" style:list-style-name="L97">
      <style:text-properties fo:font-size="20pt" style:font-size-asian="20pt" style:font-size-complex="20pt"/>
    </style:style>
    <style:style style:name="P96" style:family="paragraph" style:parent-style-name="Standard" style:list-style-name="L103">
      <style:text-properties fo:font-size="20pt" style:font-size-asian="20pt" style:font-size-complex="20pt"/>
    </style:style>
    <style:style style:name="P97" style:family="paragraph" style:parent-style-name="Standard" style:list-style-name="L107">
      <style:text-properties fo:font-size="20pt" style:font-size-asian="20pt" style:font-size-complex="20pt"/>
    </style:style>
    <style:style style:name="P98" style:family="paragraph" style:parent-style-name="Standard">
      <style:text-properties fo:font-size="20pt" style:font-size-asian="20pt" style:language-asian="ja" style:country-asian="JP" style:font-size-complex="20pt"/>
    </style:style>
    <style:style style:name="P99" style:family="paragraph" style:parent-style-name="Standard" style:list-style-name="L7">
      <style:text-properties fo:font-size="24pt" style:font-size-asian="24pt" style:font-size-complex="24pt"/>
    </style:style>
    <style:style style:name="P100" style:family="paragraph" style:parent-style-name="Standard" style:list-style-name="L10">
      <style:text-properties fo:font-size="24pt" style:font-size-asian="24pt" style:font-size-complex="24pt"/>
    </style:style>
    <style:style style:name="P101" style:family="paragraph" style:parent-style-name="Standard" style:list-style-name="L19">
      <style:text-properties fo:font-size="24pt" style:font-size-asian="24pt" style:font-size-complex="24pt"/>
    </style:style>
    <style:style style:name="P102" style:family="paragraph" style:parent-style-name="Standard" style:list-style-name="L22">
      <style:text-properties fo:font-size="24pt" style:font-size-asian="24pt" style:font-size-complex="24pt"/>
    </style:style>
    <style:style style:name="P103" style:family="paragraph" style:parent-style-name="Standard" style:list-style-name="L27">
      <style:text-properties fo:font-size="24pt" style:font-size-asian="24pt" style:font-size-complex="24pt"/>
    </style:style>
    <style:style style:name="P104" style:family="paragraph" style:parent-style-name="Standard" style:list-style-name="L30">
      <style:text-properties fo:font-size="24pt" style:font-size-asian="24pt" style:font-size-complex="24pt"/>
    </style:style>
    <style:style style:name="P105" style:family="paragraph" style:parent-style-name="Standard" style:list-style-name="L34">
      <style:text-properties fo:font-size="24pt" style:font-size-asian="24pt" style:font-size-complex="24pt"/>
    </style:style>
    <style:style style:name="P106" style:family="paragraph" style:parent-style-name="Standard" style:list-style-name="L37">
      <style:text-properties fo:font-size="24pt" style:font-size-asian="24pt" style:font-size-complex="24pt"/>
    </style:style>
    <style:style style:name="P107" style:family="paragraph" style:parent-style-name="Standard" style:list-style-name="L40">
      <style:text-properties fo:font-size="24pt" style:font-size-asian="24pt" style:font-size-complex="24pt"/>
    </style:style>
    <style:style style:name="P108" style:family="paragraph" style:parent-style-name="Standard" style:list-style-name="L42">
      <style:text-properties fo:font-size="24pt" style:font-size-asian="24pt" style:font-size-complex="24pt"/>
    </style:style>
    <style:style style:name="P109" style:family="paragraph" style:parent-style-name="Standard" style:list-style-name="L52">
      <style:text-properties fo:font-size="24pt" style:font-size-asian="24pt" style:font-size-complex="24pt"/>
    </style:style>
    <style:style style:name="P110" style:family="paragraph" style:parent-style-name="Standard" style:list-style-name="L58">
      <style:text-properties fo:font-size="24pt" style:font-size-asian="24pt" style:font-size-complex="24pt"/>
    </style:style>
    <style:style style:name="P111" style:family="paragraph" style:parent-style-name="Standard" style:list-style-name="L65">
      <style:text-properties fo:font-size="24pt" style:font-size-asian="24pt" style:font-size-complex="24pt"/>
    </style:style>
    <style:style style:name="P112" style:family="paragraph" style:parent-style-name="Standard" style:list-style-name="L74">
      <style:text-properties fo:font-size="24pt" style:font-size-asian="24pt" style:font-size-complex="24pt"/>
    </style:style>
    <style:style style:name="P113" style:family="paragraph" style:parent-style-name="Standard" style:list-style-name="L81">
      <style:text-properties fo:font-size="24pt" style:font-size-asian="24pt" style:font-size-complex="24pt"/>
    </style:style>
    <style:style style:name="P114" style:family="paragraph" style:parent-style-name="Standard" style:list-style-name="L88">
      <style:text-properties fo:font-size="24pt" style:font-size-asian="24pt" style:font-size-complex="24pt"/>
    </style:style>
    <style:style style:name="P115" style:family="paragraph" style:parent-style-name="Standard" style:list-style-name="L92">
      <style:text-properties fo:font-size="24pt" style:font-size-asian="24pt" style:font-size-complex="24pt"/>
    </style:style>
    <style:style style:name="P116" style:family="paragraph" style:parent-style-name="Standard" style:list-style-name="L96">
      <style:text-properties fo:font-size="24pt" style:font-size-asian="24pt" style:font-size-complex="24pt"/>
    </style:style>
    <style:style style:name="P117" style:family="paragraph" style:parent-style-name="Standard" style:list-style-name="L100">
      <style:text-properties fo:font-size="24pt" style:font-size-asian="24pt" style:font-size-complex="24pt"/>
    </style:style>
    <style:style style:name="P118" style:family="paragraph" style:parent-style-name="Standard" style:list-style-name="L101">
      <style:text-properties fo:font-size="24pt" style:font-size-asian="24pt" style:font-size-complex="24pt"/>
    </style:style>
    <style:style style:name="P119" style:family="paragraph" style:parent-style-name="Standard" style:list-style-name="L106">
      <style:text-properties fo:font-size="24pt" style:font-size-asian="24pt" style:font-size-complex="24pt"/>
    </style:style>
    <style:style style:name="P120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21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22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23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24" style:family="paragraph" style:parent-style-name="Standard" style:list-style-name="L16">
      <style:text-properties fo:color="#801900" fo:font-size="24pt" style:font-size-asian="24pt" style:font-size-complex="24pt"/>
    </style:style>
    <style:style style:name="P125" style:family="paragraph" style:parent-style-name="Standard" style:list-style-name="L44"/>
    <style:style style:name="P126" style:family="paragraph" style:parent-style-name="Standard" style:list-style-name="L45"/>
    <style:style style:name="P127" style:family="paragraph" style:parent-style-name="Standard" style:list-style-name="L46"/>
    <style:style style:name="P128" style:family="paragraph" style:parent-style-name="Standard" style:list-style-name="L56"/>
    <style:style style:name="P129" style:family="paragraph" style:parent-style-name="Standard" style:list-style-name="L57"/>
    <style:style style:name="P130" style:family="paragraph" style:parent-style-name="Standard" style:list-style-name="L63"/>
    <style:style style:name="P131" style:family="paragraph" style:parent-style-name="Standard" style:list-style-name="L64"/>
    <style:style style:name="P132" style:family="paragraph" style:parent-style-name="Standard" style:list-style-name="L72"/>
    <style:style style:name="P133" style:family="paragraph" style:parent-style-name="Standard" style:list-style-name="L73"/>
    <style:style style:name="P134" style:family="paragraph" style:parent-style-name="Standard" style:list-style-name="L76"/>
    <style:style style:name="P135" style:family="paragraph" style:parent-style-name="Standard" style:list-style-name="L79"/>
    <style:style style:name="P136" style:family="paragraph" style:parent-style-name="Standard" style:list-style-name="L80"/>
    <style:style style:name="P137" style:family="paragraph" style:parent-style-name="Standard" style:list-style-name="L86"/>
    <style:style style:name="P138" style:family="paragraph" style:parent-style-name="Standard" style:list-style-name="L87"/>
    <style:style style:name="P139" style:family="paragraph" style:parent-style-name="Standard" style:list-style-name="L90"/>
    <style:style style:name="P140" style:family="paragraph" style:parent-style-name="Standard" style:list-style-name="L91"/>
    <style:style style:name="P141" style:family="paragraph" style:parent-style-name="Standard" style:list-style-name="L94"/>
    <style:style style:name="P142" style:family="paragraph" style:parent-style-name="Standard" style:list-style-name="L95"/>
    <style:style style:name="P143" style:family="paragraph" style:parent-style-name="Standard" style:list-style-name="L98"/>
    <style:style style:name="P144" style:family="paragraph" style:parent-style-name="Standard" style:list-style-name="L99"/>
    <style:style style:name="P145" style:family="paragraph" style:parent-style-name="Standard" style:list-style-name="L102"/>
    <style:style style:name="P146" style:family="paragraph" style:parent-style-name="Standard">
      <style:text-properties fo:color="#3333ff" fo:font-size="24pt" style:font-size-asian="24pt" style:font-size-complex="24pt"/>
    </style:style>
    <style:style style:name="P147" style:family="paragraph" style:parent-style-name="Standard" style:list-style-name="L104"/>
    <style:style style:name="P148" style:family="paragraph" style:parent-style-name="Standard" style:list-style-name="L105"/>
    <style:style style:name="P149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50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51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52" style:family="paragraph" style:parent-style-name="Standard">
      <style:paragraph-properties fo:margin-top="0cm" fo:margin-bottom="0.499cm"/>
      <style:text-properties fo:font-size="20pt" style:font-size-asian="20pt" style:font-size-complex="20pt"/>
    </style:style>
    <style:style style:name="P15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5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15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56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5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5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59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60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1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2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3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4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5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6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7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8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9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0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1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2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3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4" style:family="paragraph" style:parent-style-name="Text_20_body" style:list-style-name="L6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5" style:family="paragraph" style:parent-style-name="Text_20_body" style:list-style-name="L7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6" style:family="paragraph" style:parent-style-name="Text_20_body" style:list-style-name="L8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7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8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9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0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1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2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3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4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5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6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7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8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9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0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1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2" style:family="paragraph" style:parent-style-name="Text_20_body" style:list-style-name="L6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3" style:family="paragraph" style:parent-style-name="Text_20_body" style:list-style-name="L7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4" style:family="paragraph" style:parent-style-name="Text_20_body" style:list-style-name="L8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5" style:family="paragraph" style:parent-style-name="Text_20_body" style:list-style-name="L102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6" style:family="paragraph" style:parent-style-name="Text_20_body">
      <style:paragraph-properties fo:margin-top="0cm" fo:margin-bottom="0cm" style:line-height-at-least="0.344cm" fo:orphans="2" fo:widows="2"/>
      <style:text-properties fo:font-size="20pt" style:font-size-asian="20pt" style:font-size-complex="20pt"/>
    </style:style>
    <style:style style:name="P197" style:family="paragraph" style:parent-style-name="Text_20_body" style:list-style-name="L53">
      <style:paragraph-properties fo:margin-top="0cm" fo:margin-bottom="0cm" style:line-height-at-least="0.344cm" fo:orphans="2" fo:widows="2"/>
      <style:text-properties fo:font-size="20pt" style:font-size-asian="20pt" style:font-size-complex="20pt"/>
    </style:style>
    <style:style style:name="P198" style:family="paragraph" style:parent-style-name="Text_20_body" style:list-style-name="L102">
      <style:paragraph-properties fo:margin-top="0cm" fo:margin-bottom="0cm" style:line-height-at-least="0.344cm" fo:orphans="2" fo:widows="2"/>
      <style:text-properties fo:font-size="20pt" style:font-size-asian="20pt" style:font-size-complex="20pt"/>
    </style:style>
    <style:style style:name="P199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20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01" style:family="paragraph" style:parent-style-name="Table_20_Contents">
      <style:text-properties fo:font-size="20pt" style:font-size-asian="20pt" style:font-size-complex="20pt"/>
    </style:style>
    <style:style style:name="P202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0" style:family="text">
      <style:text-properties fo:color="#000000" style:font-name-complex="times new roman" style:font-size-complex="24pt" style:font-style-complex="normal" style:font-weight-complex="normal"/>
    </style:style>
    <style:style style:name="T21" style:family="text">
      <style:text-properties fo:color="#000000" style:font-name="times new roman" fo:font-size="14pt" fo:font-style="normal" fo:font-weight="normal"/>
    </style:style>
    <style:style style:name="T22" style:family="text">
      <style:text-properties fo:color="#000000" style:font-name-asian="times new roman" style:font-size-asian="14pt" style:font-style-asian="normal" style:font-weight-asian="normal"/>
    </style:style>
    <style:style style:name="T23" style:family="text">
      <style:text-properties style:font-name-complex="times new roman" style:font-size-complex="24pt" style:font-style-complex="normal" style:font-weight-complex="normal"/>
    </style:style>
    <style:style style:name="T24" style:family="text">
      <style:text-properties style:font-name-complex="times new roman" style:font-size-complex="14pt" style:font-style-complex="normal" style:font-weight-complex="normal"/>
    </style:style>
    <style:style style:name="T25" style:family="text">
      <style:text-properties style:font-name="times new roman" fo:font-size="12pt" fo:font-style="normal" fo:font-weight="normal"/>
    </style:style>
    <style:style style:name="T26" style:family="text">
      <style:text-properties style:font-name="times new roman" fo:font-size="14pt" fo:font-style="normal" fo:font-weight="normal"/>
    </style:style>
    <style:style style:name="T27" style:family="text">
      <style:text-properties style:font-name-asian="times new roman" style:font-size-asian="14pt" style:font-style-asian="normal" style:font-weight-asian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0pt" style:language-asian="ja" style:country-asian="JP" style:font-size-complex="20pt"/>
    </style:style>
    <style:style style:name="T30" style:family="text">
      <style:text-properties style:language-asian="ja" style:country-asian="JP"/>
    </style:style>
    <style:style style:name="T31" style:family="text">
      <style:text-properties fo:color="#ff3333" fo:background-color="#ffff00"/>
    </style:style>
    <style:style style:name="T32" style:family="text">
      <style:text-properties fo:color="#3333ff" fo:background-color="transparent"/>
    </style:style>
    <style:style style:name="T33" style:family="text">
      <style:text-properties fo:color="#3333ff" style:font-name="times new roman"/>
    </style:style>
    <style:style style:name="T34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5">myself/ diary / XXXX</text:p>
      <text:list xml:id="list3170997442089411643" text:style-name="L1">
        <text:list-item>
          <text:p text:style-name="P153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7190472534149936379" text:style-name="L2">
        <text:list-item>
          <text:p text:style-name="P33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0684777" text:continue-numbering="true" text:style-name="L2">
        <text:list-item>
          <text:p text:style-name="P160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1"/>
          </table:table-cell>
          <table:table-cell table:style-name="表3.B1" office:value-type="string">
            <text:list xml:id="list6215579339982942460" text:style-name="L3">
              <text:list-item>
                <text:p text:style-name="P34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4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0706591" text:continue-list="list30684777" text:style-name="L2">
        <text:list-item>
          <text:p text:style-name="P33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0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7"/>
      <text:p text:style-name="P5">20210209_092018=================</text:p>
      <text:p text:style-name="P25">myself/ diary /20210209_092018</text:p>
      <text:list xml:id="list1793884771164561860" text:style-name="L4">
        <text:list-item>
          <text:p text:style-name="P177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8347347505473576474" text:style-name="L5">
        <text:list-item>
          <text:p text:style-name="P35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0695951" text:continue-numbering="true" text:style-name="L5">
        <text:list-item>
          <text:p text:style-name="P161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1"/>
          </table:table-cell>
          <table:table-cell table:style-name="表7.B1" office:value-type="string">
            <text:list xml:id="list6327994575191221911" text:style-name="L6">
              <text:list-item>
                <text:p text:style-name="P36">klarnet : zagrałem. ćwiczenia, nie. zagrałem sekwencję. kilka sekwencji. sekwencje z kilkom nutami.</text:p>
              </text:list-item>
              <text:list-item>
                <text:p text:style-name="P36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6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21"/>
          </table:table-cell>
          <table:table-cell table:style-name="表7.B2" office:value-type="string">
            <text:p text:style-name="P11">i played a few sequences. sequences with a few notes.</text:p>
          </table:table-cell>
        </table:table-row>
      </table:table>
      <text:list xml:id="list30710916" text:continue-list="list30695951" text:style-name="L5">
        <text:list-item>
          <text:p text:style-name="P3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0">1</text:p>
          </table:table-cell>
          <table:table-cell table:style-name="表13.B1" office:value-type="string">
            <text:p text:style-name="P14">أستخدم الملح عندما أغسل شعري.أستخدم م </text:p>
            <text:p text:style-name="P12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20"/>
          </table:table-cell>
          <table:table-cell table:style-name="表13.B2" office:value-type="string">
            <text:p text:style-name="P1"/>
          </table:table-cell>
        </table:table-row>
      </table:table>
      <text:list xml:id="list6978279349908253157" text:style-name="L7">
        <text:list-item>
          <text:p text:style-name="P99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20">1</text:p>
          </table:table-cell>
          <table:table-cell table:style-name="表14.B1" office:value-type="string">
            <text:p text:style-name="P14">من شروع به خواندن یک کتاب کردم</text:p>
            <text:p text:style-name="P12">man[나는 / shuruw'a[처음 / be[in,on / xoondam[read;읽다=itta / yeek[one / ketaab / kjardam[do</text:p>
            <text:p text:style-name="P12">i started reading a book.</text:p>
          </table:table-cell>
        </table:table-row>
        <table:table-row>
          <table:table-cell table:style-name="表14.A2" office:value-type="float" office:value="2">
            <text:p text:style-name="P22">2</text:p>
          </table:table-cell>
          <table:table-cell table:style-name="表14.B2" office:value-type="string">
            <text:p text:style-name="P15">من صبحانه نمی خورم</text:p>
            <text:p text:style-name="P13">man / sopxaane[아침밥 / nemiy[아니 / chuwram[나는-먹는다</text:p>
            <text:p text:style-name="P13">i do not eat breakfast. \\\ Nie jem śniadania \\\ 나는 아침을 먹지 않는다</text:p>
            <text:p text:style-name="P13"/>
          </table:table-cell>
        </table:table-row>
      </table:table>
      <text:list xml:id="list30684175" text:continue-numbering="true" text:style-name="L7">
        <text:list-item>
          <text:p text:style-name="P122"/>
        </text:list-item>
      </text:list>
      <text:p text:style-name="P1">//20210209_102130</text:p>
      <text:p text:style-name="P1"/>
      <text:p text:style-name="P27"><text:soft-page-break/></text:p>
      <text:p text:style-name="P5">XXX=================</text:p>
      <text:p text:style-name="P26">myself/ diary / 20210211_124408</text:p>
      <text:list xml:id="list2102399500231679735" text:style-name="L8">
        <text:list-item>
          <text:p text:style-name="P178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1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21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0693413" text:continue-numbering="true" text:style-name="L8">
        <text:list-item>
          <text:p text:style-name="P37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0682483" text:continue-numbering="true" text:style-name="L8">
        <text:list-item>
          <text:p text:style-name="P162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/>
          </table:table-cell>
          <table:table-cell table:style-name="表18.B1" office:value-type="string">
            <text:list xml:id="list3854763549571219582" text:style-name="L9">
              <text:list-item>
                <text:p text:style-name="P38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2685552373762124716" text:style-name="L10">
        <text:list-item>
          <text:p text:style-name="P39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20"/>
          </table:table-cell>
          <table:table-cell table:style-name="表19.B1" office:value-type="string">
            <text:p text:style-name="P16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4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7">astachdimu'l'kombiytira / Aindamaa / aqra'u'l'kitaba</text:p>
          </table:table-cell>
        </table:table-row>
      </table:table>
      <text:list xml:id="list30712774" text:continue-numbering="true" text:style-name="L10">
        <text:list-item>
          <text:p text:style-name="P100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20"/>
          </table:table-cell>
          <table:table-cell table:style-name="表20.B1" office:value-type="string">
            <text:p text:style-name="P16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4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7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7"/>
      <text:p text:style-name="P5">XXX=================</text:p>
      <text:p text:style-name="P26">myself/ diary / 20210215_111006</text:p>
      <text:list xml:id="list8384355014126519583" text:style-name="L11">
        <text:list-item>
          <text:p text:style-name="P179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1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21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7061708524822865363" text:style-name="L12">
        <text:list-item>
          <text:p text:style-name="P40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8">/ 그러나, 굳이 먹지 않다. 이윽고 11시가 가까워진다. </text:span><text:soft-page-break/><text:span text:style-name="T28">[Jednak nie odważę[我敢 się zjeść. W końcu zbliża </text:span><text:span text:style-name="T28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21"/>
          </table:table-cell>
          <table:table-cell table:style-name="表22.B2" office:value-type="string">
            <text:p text:style-name="P6"/>
          </table:table-cell>
        </table:table-row>
      </table:table>
      <text:list xml:id="list30698834" text:continue-list="list30682483" text:style-name="L8">
        <text:list-item>
          <text:p text:style-name="P199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8"/>
          </table:table-cell>
          <table:table-cell table:style-name="表23.B1" office:value-type="string">
            <text:list xml:id="list991183816645733215" text:style-name="L13">
              <text:list-item>
                <text:p text:style-name="P149"/>
              </text:list-item>
            </text:list>
          </table:table-cell>
        </table:table-row>
        <table:table-row>
          <table:table-cell table:style-name="表23.A2" office:value-type="string">
            <text:p text:style-name="P28"/>
          </table:table-cell>
          <table:table-cell table:style-name="表23.B2" office:value-type="string">
            <text:p text:style-name="P30"/>
          </table:table-cell>
        </table:table-row>
      </table:table>
      <text:list xml:id="list5095211917670760147" text:style-name="L14">
        <text:list-item>
          <text:p text:style-name="P150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9"/>
          </table:table-cell>
          <table:table-cell table:style-name="表24.B1" office:value-type="string">
            <text:p text:style-name="P31"/>
          </table:table-cell>
        </table:table-row>
      </table:table>
      <text:list xml:id="list30711194" text:continue-numbering="true" text:style-name="L14">
        <text:list-item>
          <text:p text:style-name="P151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9"/>
          </table:table-cell>
          <table:table-cell table:style-name="表25.B1" office:value-type="string">
            <text:p text:style-name="P31"/>
          </table:table-cell>
        </table:table-row>
      </table:table>
      <text:p text:style-name="P31"/>
      <text:p text:style-name="P1">//20210215_110943</text:p>
      <text:p text:style-name="P1"/>
      <text:p text:style-name="P27"/>
      <text:p text:style-name="P5">XXX=================</text:p>
      <text:p text:style-name="P26">myself/ diary / 20210216_111845</text:p>
      <text:list xml:id="list30699188" text:continue-list="list30698834" text:style-name="L8">
        <text:list-item>
          <text:p text:style-name="P178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0702471" text:continue-numbering="true" text:style-name="L8">
        <text:list-item>
          <text:p text:style-name="P37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/>
          </table:table-cell>
          <table:table-cell table:style-name="表27.B1" office:value-type="string">
            <text:p text:style-name="Standard"><text:span text:style-name="T28">지금 읽고 있는 책. / 제목은 “</text:span><text:span text:style-name="T29">折りたく柴の記</text:span><text:span text:style-name="T28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0712549" text:continue-numbering="true" text:style-name="L8">
        <text:list-item>
          <text:p text:style-name="P162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/>
          </table:table-cell>
          <table:table-cell table:style-name="表28.B1" office:value-type="string">
            <text:list xml:id="list8760747279681099529" text:style-name="L15">
              <text:list-item>
                <text:p text:style-name="P41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8687140613419661835" text:style-name="L16">
        <text:list-item>
          <text:p text:style-name="P4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20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0709945" text:continue-numbering="true" text:style-name="L16">
        <text:list-item>
          <text:p text:style-name="P124"><text:span text:style-name="T19">در مورد تحقیق </text:span><text:span text:style-name="T18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3"/>
          </table:table-cell>
          <table:table-cell table:style-name="表30.B1" office:value-type="string">
            <text:p text:style-name="P18"/>
          </table:table-cell>
        </table:table-row>
      </table:table>
      <text:p text:style-name="P18"/>
      <text:p text:style-name="P1">//20210216_114656</text:p>
      <text:p text:style-name="P1"/>
      <text:p text:style-name="P27"/>
      <text:p text:style-name="P5">XXX=================</text:p>
      <text:p text:style-name="P26"><text:soft-page-break/>myself/ diary / XXXX</text:p>
      <text:list xml:id="list6081325242668415252" text:style-name="L17">
        <text:list-item>
          <text:p text:style-name="P180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1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0683948" text:continue-numbering="true" text:style-name="L17">
        <text:list-item>
          <text:p text:style-name="P43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1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21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0699776" text:continue-numbering="true" text:style-name="L17">
        <text:list-item>
          <text:p text:style-name="P163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1"/>
          </table:table-cell>
          <table:table-cell table:style-name="表33.B1" office:value-type="string">
            <text:list xml:id="list2819707210864102701" text:style-name="L18">
              <text:list-item>
                <text:p text:style-name="P44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4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4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73334962978470076" text:style-name="L19">
        <text:list-item>
          <text:p text:style-name="P4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20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0690606" text:continue-numbering="true" text:style-name="L19">
        <text:list-item>
          <text:p text:style-name="P101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0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7"/>
      <text:p text:style-name="P5">XXX=================</text:p>
      <text:p text:style-name="P26">myself/ diary / XXXX</text:p>
      <text:list xml:id="list3234366047056350759" text:style-name="L20">
        <text:list-item>
          <text:p text:style-name="P181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21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21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0703648" text:continue-numbering="true" text:style-name="L20">
        <text:list-item>
          <text:p text:style-name="P46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1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0685073" text:continue-numbering="true" text:style-name="L20">
        <text:list-item>
          <text:p text:style-name="P164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1"/>
          </table:table-cell>
          <table:table-cell table:style-name="表38.B1" office:value-type="string">
            <text:list xml:id="list3711347662924641727" text:style-name="L21">
              <text:list-item>
                <text:p text:style-name="P47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21"/>
          </table:table-cell>
          <table:table-cell table:style-name="表38.B2" office:value-type="string">
            <text:p text:style-name="P6"/>
          </table:table-cell>
        </table:table-row>
      </table:table>
      <text:list xml:id="list8680956124093776677" text:style-name="L22">
        <text:list-item>
          <text:p text:style-name="P4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0">atan~uchraa[한번 더</text:span>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0698599" text:continue-numbering="true" text:style-name="L22">
        <text:list-item>
          <text:p text:style-name="P102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20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6">it was Wed<text:span text:style-name="T30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7"/>
      <text:p text:style-name="P5">XXX=================</text:p>
      <text:p text:style-name="P26">myself/ diary / XXXX</text:p>
      <text:list xml:id="list4298012536549059138" text:style-name="L23">
        <text:list-item>
          <text:p text:style-name="P182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1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0709916" text:continue-numbering="true" text:style-name="L23">
        <text:list-item>
          <text:p text:style-name="P49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1"/>
          </table:table-cell>
          <table:table-cell table:style-name="表42.B1" office:value-type="string">
            <text:list xml:id="list7225632996483656428" text:style-name="L24">
              <text:list-item>
                <text:p text:style-name="P50">화장실에서 <text:s/>오줌[mocz을 할 때, 때때로 소변이 변기[miska ustępowa 밖으로 나가 버린다.</text:p>
              </text:list-item>
              <text:list-item>
                <text:p text:style-name="P50">그런 때[W tym czasie, 먼저 화장지[ręcznik papierowy toaleta로 닦아 낸다[Ścierać.</text:p>
              </text:list-item>
              <text:list-item>
                <text:p text:style-name="P50">그 후, 스프레이로 당한 장소으로 소독액을 <text:s/>살포한다.</text:p>
              </text:list-item>
              <text:list-item>
                <text:p text:style-name="P50">그리고, 다시 그 장소를 닦아낸다.</text:p>
              </text:list-item>
            </text:list>
          </table:table-cell>
        </table:table-row>
      </table:table>
      <text:list xml:id="list4437433338557157513" text:style-name="L25">
        <text:list-item>
          <text:p text:style-name="P165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1"/>
          </table:table-cell>
          <table:table-cell table:style-name="表43.B1" office:value-type="string">
            <text:list xml:id="list6618750715300236963" text:style-name="L26">
              <text:list-item>
                <text:p text:style-name="P51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51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51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7838921918852326792" text:style-name="L27">
        <text:list-item>
          <text:p text:style-name="P5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0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6">mar<text:span text:style-name="T30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0695254" text:continue-numbering="true" text:style-name="L27">
        <text:list-item>
          <text:p text:style-name="P103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0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6">it was Thu<text:span text:style-name="T30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8">20210219_100936</text:span></text:p>
      <text:p text:style-name="P1"/>
      <text:p text:style-name="P27"/>
      <text:p text:style-name="P5">XXX=================</text:p>
      <text:p text:style-name="P26"><text:soft-page-break/>myself/ diary / 20210221_142954</text:p>
      <text:list xml:id="list3197388754249988961" text:style-name="L28">
        <text:list-item>
          <text:p text:style-name="P183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1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21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0697185" text:continue-numbering="true" text:style-name="L28">
        <text:list-item>
          <text:p text:style-name="P53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1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0688276" text:continue-numbering="true" text:style-name="L28">
        <text:list-item>
          <text:p text:style-name="P166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1"/>
          </table:table-cell>
          <table:table-cell table:style-name="表48.B1" office:value-type="string">
            <text:list xml:id="list5375517853233704453" text:style-name="L29">
              <text:list-item>
                <text:p text:style-name="P54">wczoraj. shaku : znowu spisanie o związecie między pozycjonowaniem i wysokością dźwięku przez te pozycjonowaniem.</text:p>
              </text:list-item>
              <text:list-item>
                <text:p text:style-name="P54">odkrycie z dnia : tak zwana "yuri", to ma trzy pozycje. / pierwsza pozycja : ćwierć / druga : półnuta / trzecia : jeden i pól</text:p>
              </text:list-item>
              <text:list-item>
                <text:p text:style-name="P54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3920918526665618445" text:style-name="L30">
        <text:list-item>
          <text:p text:style-name="P5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6">it was Sat<text:span text:style-name="T30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0702647" text:continue-numbering="true" text:style-name="L30">
        <text:list-item>
          <text:p text:style-name="P104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20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7"/>
      <text:p text:style-name="P5">XXX=================</text:p>
      <text:p text:style-name="P26">myself/ diary / 20210222_151128</text:p>
      <text:list xml:id="list2165593196508288944" text:style-name="L31">
        <text:list-item>
          <text:p text:style-name="P184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1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0712588" text:continue-numbering="true" text:style-name="L31">
        <text:list-item>
          <text:p text:style-name="P56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1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6296062288611171570" text:style-name="L32">
        <text:list-item>
          <text:p text:style-name="P167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1"/>
          </table:table-cell>
          <table:table-cell table:style-name="表53.B1" office:value-type="string">
            <text:list xml:id="list1703610276530764212" text:style-name="L33">
              <text:list-item>
                <text:p text:style-name="P57">shaku : shaku : znowu, kontynuowałem spisać tabelą korespondencji między pozycjonowaniem i wysokością dźwięku.</text:p>
              </text:list-item>
              <text:list-item>
                <text:p text:style-name="P57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9131162835696993369" text:style-name="L34">
        <text:list-item>
          <text:p text:style-name="P5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20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20"/>
          </table:table-cell>
          <table:table-cell table:style-name="表54.B2" office:value-type="string">
            <text:p text:style-name="P6">it was Sun<text:span text:style-name="T30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20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20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20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20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0688661" text:continue-numbering="true" text:style-name="L34">
        <text:list-item>
          <text:p text:style-name="P105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7"/>
      <text:p text:style-name="P5"><text:soft-page-break/>XXX=================</text:p>
      <text:p text:style-name="P26">myself/ diary / 20210223_112347</text:p>
      <text:list xml:id="list6592372163066023410" text:style-name="L35">
        <text:list-item>
          <text:p text:style-name="P185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1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21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0690021" text:continue-numbering="true" text:style-name="L35">
        <text:list-item>
          <text:p text:style-name="P59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1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0711420" text:continue-numbering="true" text:style-name="L35">
        <text:list-item>
          <text:p text:style-name="P168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1"/>
          </table:table-cell>
          <table:table-cell table:style-name="表58.B1" office:value-type="string">
            <text:list xml:id="list1827917518810606221" text:style-name="L36">
              <text:list-item>
                <text:p text:style-name="P60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21"/>
          </table:table-cell>
          <table:table-cell table:style-name="表58.B2" office:value-type="string">
            <text:p text:style-name="P6"/>
          </table:table-cell>
        </table:table-row>
      </table:table>
      <text:list xml:id="list349722203840144074" text:style-name="L37">
        <text:list-item>
          <text:p text:style-name="P6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20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0685861" text:continue-numbering="true" text:style-name="L37">
        <text:list-item>
          <text:p text:style-name="P106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0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7"/>
      <text:p text:style-name="P5">XXX=================</text:p>
      <text:p text:style-name="P26">myself/ diary / 20210224_101437</text:p>
      <text:list xml:id="list6263104016678421217" text:style-name="L38">
        <text:list-item>
          <text:p text:style-name="P186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1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0711070" text:continue-numbering="true" text:style-name="L38">
        <text:list-item>
          <text:p text:style-name="P62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1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0711260" text:continue-numbering="true" text:style-name="L38">
        <text:list-item>
          <text:p text:style-name="P169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21"/>
          </table:table-cell>
          <table:table-cell table:style-name="表63.B1" office:value-type="string">
            <text:list xml:id="list3674068727071772523" text:style-name="L39">
              <text:list-item>
                <text:p text:style-name="P63">shaku : jak dla podstawowych praktyk dmuchania, takie same jak poprzednio.</text:p>
              </text:list-item>
              <text:list-item>
                <text:p text:style-name="P63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829175349691508573" text:style-name="L40">
        <text:list-item>
          <text:p text:style-name="P6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0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6">it was Tue<text:span text:style-name="T30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0702695" text:continue-numbering="true" text:style-name="L40">
        <text:list-item>
          <text:p text:style-name="P107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7"/>
      <text:p text:style-name="P5">XXX=================</text:p>
      <text:p text:style-name="P26">myself/ diary / 20210226_142505</text:p>
      <text:list xml:id="list30700272" text:continue-list="list30712549" text:style-name="L8">
        <text:list-item>
          <text:p text:style-name="P178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1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0702477" text:continue-numbering="true" text:style-name="L8">
        <text:list-item>
          <text:p text:style-name="P37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1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0700812" text:continue-numbering="true" text:style-name="L8">
        <text:list-item>
          <text:p text:style-name="P162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1"/>
          </table:table-cell>
          <table:table-cell table:style-name="表68.B1" office:value-type="string">
            <text:list xml:id="list3173049819027659123" text:style-name="L41">
              <text:list-item>
                <text:p text:style-name="P65">zagrałem melodię, którą spisałem w poprzedniej sesji.</text:p>
              </text:list-item>
              <text:list-item>
                <text:p text:style-name="P65">sfilmowałem siebie podczas poprzedniej sesji, grając tę melodię.</text:p>
              </text:list-item>
            </text:list>
          </table:table-cell>
        </table:table-row>
      </table:table>
      <text:list xml:id="list6960392649351249629" text:style-name="L42">
        <text:list-item>
          <text:p text:style-name="P66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0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6">it was Thu<text:span text:style-name="T30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0705358" text:continue-numbering="true" text:style-name="L42">
        <text:list-item>
          <text:p text:style-name="P108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20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7"/>
      <text:p text:style-name="P5">XXX=================</text:p>
      <text:p text:style-name="P26">myself/ diary / 20210228_135252</text:p>
      <text:list xml:id="list5462413616878948045" text:style-name="L43">
        <text:list-item>
          <text:p text:style-name="P187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1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21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0699067" text:continue-numbering="true" text:style-name="L43">
        <text:list-item>
          <text:p text:style-name="P67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1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0694288" text:continue-numbering="true" text:style-name="L43">
        <text:list-item>
          <text:p text:style-name="P170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1"/>
          </table:table-cell>
          <table:table-cell table:style-name="表73.B1" office:value-type="string">
            <text:list xml:id="list659725843985591610" text:style-name="L44">
              <text:list-item>
                <text:p text:style-name="P68">wczoraj, nie zagrałem. nie miałem czasu na go.</text:p>
              </text:list-item>
              <text:list-item>
                <text:p text:style-name="P125"><text:soft-page-break/><text:span text:style-name="T28">moja talia[허리 jest teraz taka bolesna[</text:span><text:span text:style-name="T5">아파요</text:span> <text:span text:style-name="T28">.</text:span></text:p>
              </text:list-item>
              <text:list-item>
                <text:p text:style-name="P68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21"/>
          </table:table-cell>
          <table:table-cell table:style-name="表73.B2" office:value-type="string">
            <text:p text:style-name="P6"/>
          </table:table-cell>
        </table:table-row>
      </table:table>
      <text:list xml:id="list989940524043933199" text:style-name="L45">
        <text:list-item>
          <text:p text:style-name="P126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6">it was sat<text:span text:style-name="T30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619260656384018691" text:style-name="L46">
        <text:list-item>
          <text:p text:style-name="P127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0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2145413574649949029" text:style-name="L47">
        <text:list-item>
          <text:p text:style-name="P123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20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7"/>
      <text:p text:style-name="P5">XXX=================</text:p>
      <text:p text:style-name="P26">myself/ diary / XXXX</text:p>
      <text:list xml:id="list7642717938838555221" text:style-name="L48">
        <text:list-item>
          <text:p text:style-name="P188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1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7"/>
      <text:p text:style-name="P5">XXX=================</text:p>
      <text:p text:style-name="P26">myself/ diary / 20210302_124745</text:p>
      <text:list xml:id="list7910183954059290251" text:style-name="L49">
        <text:list-item>
          <text:p text:style-name="P189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1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0702524" text:continue-numbering="true" text:style-name="L49">
        <text:list-item>
          <text:p text:style-name="P69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21"/>
          </table:table-cell>
          <table:table-cell table:style-name="表80.B1" office:value-type="string">
            <text:list xml:id="list2184571472273957383" text:style-name="L50">
              <text:list-item>
                <text:p text:style-name="P70">매일 하고 있는 것 : 거의 매일 음료를 만들고 있다. / 보리차와 홍차이다.</text:p>
              </text:list-item>
              <text:list-item>
                <text:p text:style-name="P70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0681592" text:continue-list="list30702524" text:style-name="L49">
        <text:list-item>
          <text:p text:style-name="P171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1"/>
          </table:table-cell>
          <table:table-cell table:style-name="表81.B1" office:value-type="string">
            <text:list xml:id="list5932626031421218036" text:style-name="L51">
              <text:list-item>
                <text:p text:style-name="P71">wczoraj. shaku. / czas, który wykorzystałem na zagranie, to około godziny i dwudziestu minut.</text:p>
              </text:list-item>
              <text:list-item>
                <text:p text:style-name="P71">nowa rzecz : skomponowałem melodię, używając skali japońskiej. </text:p>
              </text:list-item>
              <text:list-item>
                <text:p text:style-name="P71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21"/>
          </table:table-cell>
          <table:table-cell table:style-name="表81.B2" office:value-type="string">
            <text:p text:style-name="P6"/>
          </table:table-cell>
        </table:table-row>
      </table:table>
      <text:list xml:id="list1990671655553670146" text:style-name="L52">
        <text:list-item>
          <text:p text:style-name="P72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0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6">it was Mon<text:span text:style-name="T30">day.</text:span></text:p>
            <text:p text:style-name="P7">kaan / yamw'l'ithnayni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0694799" text:continue-numbering="true" text:style-name="L52">
        <text:list-item>
          <text:p text:style-name="P109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monday. sunny.</text:p>
            <text:p text:style-name="P7">duwshanbe / aftaabii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0705835" text:continue-numbering="true" text:style-name="L52">
        <text:list-item>
          <text:p text:style-name="P109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0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><text:soft-page-break/></text:p>
      <text:p text:style-name="P6">//20210302_135412</text:p>
      <text:p text:style-name="P1"/>
      <text:p text:style-name="P27"/>
      <text:p text:style-name="P5">XXX=================</text:p>
      <text:p text:style-name="P26">myself/ diary / XXXX</text:p>
      <text:list xml:id="list7941575929199932651" text:style-name="L53">
        <text:list-item>
          <text:p text:style-name="P190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1"/>
          </table:table-cell>
          <table:table-cell table:style-name="表85.B1" office:value-type="string">
            <text:p text:style-name="P6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6"/>
      <text:list xml:id="list30700485" text:continue-numbering="true" text:style-name="L53">
        <text:list-item>
          <text:p text:style-name="P73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1"/>
          </table:table-cell>
          <table:table-cell table:style-name="表86.B1" office:value-type="string">
            <text:list xml:id="list6824694509976545955" text:style-name="L54">
              <text:list-item>
                <text:p text:style-name="P74">점심은 격일로 먹는다. 어제는 먹었다. </text:p>
              </text:list-item>
              <text:list-item>
                <text:p text:style-name="P74">과자를 먹는다. / 초콜릿, 건빵, 땅콩[arachid.</text:p>
              </text:list-item>
            </text:list>
          </table:table-cell>
        </table:table-row>
      </table:table>
      <text:list xml:id="list30700392" text:continue-list="list30700485" text:style-name="L53">
        <text:list-item>
          <text:p text:style-name="P172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1"/>
          </table:table-cell>
          <table:table-cell table:style-name="表87.B1" office:value-type="string">
            <text:list xml:id="list3254937730536629271" text:style-name="L55">
              <text:list-item>
                <text:p text:style-name="P75">shaku : ćwiczenia podstawowe, które robię codziennie.</text:p>
              </text:list-item>
              <text:list-item>
                <text:p text:style-name="P75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6096696268183427297" text:style-name="L56">
        <text:list-item>
          <text:p text:style-name="P128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0"/>
          </table:table-cell>
          <table:table-cell table:style-name="表88.B1" office:value-type="string">
            <text:p text:style-name="P3">يوم الثلاثاء. مشمس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6">Tue<text:span text:style-name="T30">sday. sunny.</text:span></text:p>
            <text:p text:style-name="P7">yawm'l'thlathaaI / mushmisun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3">أشرب القهوة وكذلك الشاي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7">I drink coffee, as well as tea.</text:p>
            <text:p text:style-name="P7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3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7">I use a spoon when I eat meals.</text:p>
            <text:p text:style-name="P6">astachdimu / l'milaAAqata / AIndamaa / atanaawalu[take / wadhabaati[meal / l't^aAAmi[food</text:p>
          </table:table-cell>
        </table:table-row>
      </table:table>
      <text:list xml:id="list4205513736944566075" text:style-name="L57">
        <text:list-item>
          <text:p text:style-name="P129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0"/>
          </table:table-cell>
          <table:table-cell table:style-name="表89.B1" office:value-type="string">
            <text:p text:style-name="P2">سهشنبه. آفتابی.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Tuesday. sunny.</text:p>
            <text:p text:style-name="P7">sahshanbe / aftaabiy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2">من دوباره یک کتاب خواندم.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I read a book, again.</text:p>
            <text:p text:style-name="P7">man / duwbaare / eek / ketaab / xoondam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2">چه کتابهایی خواندم؟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what books did I read?</text:p>
            <text:p text:style-name="P7">chee[what / ketaab'haayiy[books / *</text:p>
          </table:table-cell>
        </table:table-row>
      </table:table>
      <text:p text:style-name="P6"/>
      <text:list xml:id="list5261943375318521303" text:style-name="L58">
        <text:list-item>
          <text:p text:style-name="P110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0"/>
          </table:table-cell>
          <table:table-cell table:style-name="表90.B1" office:value-type="string">
            <text:p text:style-name="P2">У меня то'же плохи'е зу'бы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I have bad teeth, too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2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the pain in the waist. it has difference everyday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2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my eyesights. they were good before.</text:p>
          </table:table-cell>
        </table:table-row>
      </table:table>
      <text:p text:style-name="P6"><text:soft-page-break/></text:p>
      <text:p text:style-name="P6">//20210303_142027</text:p>
      <text:p text:style-name="P1"/>
      <text:p text:style-name="P27"/>
      <text:p text:style-name="P5">XXX=================</text:p>
      <text:p text:style-name="P26">myself/ diary / 20210305_150814</text:p>
      <text:list xml:id="list5248479255232014570" text:style-name="L59">
        <text:list-item>
          <text:p text:style-name="P191">먹이주기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1"/>
          </table:table-cell>
          <table:table-cell table:style-name="表91.B1" office:value-type="string">
            <text:list xml:id="list1377130003419761623" text:style-name="L60">
              <text:list-item>
                <text:p text:style-name="P76">두 마리 모두 서 쪽에서. 작은 구역의 북서 모서리에서 나왔다.</text:p>
              </text:list-item>
              <text:list-item>
                <text:p text:style-name="P76">서 쪽에서 공원으로 돌아갈 때, 보도상에 한 사람이 걸어왔었다. / 그래서, 나는 크로글을 보지 않고, 공<text:span text:style-name="T31">워</text:span><text:span text:style-name="T32">원</text:span>의 출입구으로 계속 걸었다. / 그러자, 크로가 옹벽 동남 모서리에서 기침을 시작했다.</text:p>
              </text:list-item>
              <text:list-item>
                <text:p text:style-name="P76">빨리 크로의 옆으로 가서, 양팔로 안아했다.</text:p>
              </text:list-item>
            </text:list>
          </table:table-cell>
        </table:table-row>
      </table:table>
      <text:p text:style-name="P6"/>
      <text:list xml:id="list30695213" text:continue-list="list5248479255232014570" text:style-name="L59">
        <text:list-item>
          <text:p text:style-name="P77">신변의 세들로한 것에 대해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1"/>
          </table:table-cell>
          <table:table-cell table:style-name="表92.B1" office:value-type="string">
            <text:p text:style-name="P6">문구<text:span text:style-name="T30">[Materiały biurowe</text:span>에 대해</text:p>
            <text:list xml:id="list8875781702554745649" text:style-name="L61">
              <text:list-item>
                <text:p text:style-name="P78">가위[Nożyce가 한 개 책상[biurko에 있다. / 이 가위를 뭘 위해 사용 할까? / 손 등에 부상[obrażenia을 했을 때, 테이프를 붙인다. / 이 테이프를 자르는 데 사용한다.</text:p>
              </text:list-item>
            </text:list>
          </table:table-cell>
        </table:table-row>
      </table:table>
      <text:list xml:id="list30708630" text:continue-list="list30695213" text:style-name="L59">
        <text:list-item>
          <text:p text:style-name="P173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1"/>
          </table:table-cell>
          <table:table-cell table:style-name="表93.B1" office:value-type="string">
            <text:list xml:id="list8185088137647198437" text:style-name="L62">
              <text:list-item>
                <text:p text:style-name="P79">shaku : ćwiczenia podstawowe. a także, wypróbowałem japońskie wagi.</text:p>
              </text:list-item>
              <text:list-item>
                <text:p text:style-name="P79">boiska są : 1,4,5,6f</text:p>
              </text:list-item>
              <text:list-item>
                <text:p text:style-name="P79">koreańska muzyka tradycyjna. obejrzałem klip <text:soft-page-break/>wideo w internecie. / dwie osoby. jedna gra się w "koemungo". druga gra się na bębnie. / "koemungo", to jest koreański instrument muzyczny. Wygląda jak japońskie "koto"</text:p>
              </text:list-item>
            </text:list>
          </table:table-cell>
        </table:table-row>
      </table:table>
      <text:list xml:id="list6927528797005338118" text:style-name="L63">
        <text:list-item>
          <text:p text:style-name="P13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0"/>
          </table:table-cell>
          <table:table-cell table:style-name="表94.B1" office:value-type="string">
            <text:p text:style-name="P3">يوم الخميس. مشمس.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7">thursday. sunny.</text:p>
            <text:p text:style-name="P7">yaw'al'chamiysi. / mushmisun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3">أكلت العشاء وكذلك الغداء.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7">I ate supper, as well as lunch.</text:p>
            <text:p text:style-name="P7">akalatil'AIshaaU / wa'kadzaalik / al'ghadaaU.</text:p>
          </table:table-cell>
        </table:table-row>
      </table:table>
      <text:list xml:id="list8358862194868978467" text:style-name="L64">
        <text:list-item>
          <text:p text:style-name="P131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/>
          </table:table-cell>
          <table:table-cell table:style-name="表95.B1" office:value-type="string">
            <text:p text:style-name="P2">پنج شنبه. آفتابی.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7">thursday. sunny.</text:p>
            <text:p text:style-name="P7">* / aftaabiy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2">در شب ، باران بسیار کمی می بارد.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7">in the evening, very little rain fall.</text:p>
            <text:p text:style-name="P7">daar[at / shaab[밤 / baaraan[비 / bas'yaar[대단히 / kyaamiy[조금 / miy[쏟아져~1 / baarad</text:p>
          </table:table-cell>
        </table:table-row>
      </table:table>
      <text:p text:style-name="P6"/>
      <text:list xml:id="list2613267914914625630" text:style-name="L65">
        <text:list-item>
          <text:p text:style-name="P111"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0"/>
          </table:table-cell>
          <table:table-cell table:style-name="表96.B1" office:value-type="string">
            <text:p text:style-name="P2">у меня плохие зубы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7">I have bad teeth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2">я сти'скиваю зубы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7">I grit my teeth.</text:p>
          </table:table-cell>
        </table:table-row>
      </table:table>
      <text:p text:style-name="P6"><text:soft-page-break/></text:p>
      <text:p text:style-name="P6">//20210305_155738</text:p>
      <text:p text:style-name="P1"/>
      <text:p text:style-name="P27"/>
      <text:p text:style-name="P5">XXX=================</text:p>
      <text:p text:style-name="P26">myself/ diary / 20210306_173818</text:p>
      <text:list xml:id="list30681145" text:continue-list="list30700392" text:style-name="L53">
        <text:list-item>
          <text:p text:style-name="P190">먹이주기</text:p>
        </text:list-item>
      </text:list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1"/>
          </table:table-cell>
          <table:table-cell table:style-name="表98.B1" office:value-type="string">
            <text:p text:style-name="P6">두 마리. / 비가 좀 와서 있었지만, 모두 옹벽 위에 나오고 있었다.</text:p>
          </table:table-cell>
        </table:table-row>
      </table:table>
      <text:p text:style-name="P6"/>
      <text:list xml:id="list30689778" text:continue-numbering="true" text:style-name="L53">
        <text:list-item>
          <text:p text:style-name="P73">신변의 세들로한 것에 대해</text:p>
        </text:list-item>
      </text:list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1"/>
          </table:table-cell>
          <table:table-cell table:style-name="表99.B1" office:value-type="string">
            <text:list xml:id="list8558288780879011680" text:style-name="L66">
              <text:list-header>
                <text:p text:style-name="P80">책상 위에 있는 것들</text:p>
              </text:list-header>
              <text:list-item>
                <text:p text:style-name="P80">와이파이 용 장비에 대해. / 상당히 전 부터의 <text:s/>것이지만, 이 장비는 더 이상 사용하지 않다. / 임시, 연결이 끊어지는 현상이 계속했다. / 그래서, <text:s/>사용 자체를 그만 버렸다.</text:p>
              </text:list-item>
              <text:list-item>
                <text:p text:style-name="P80">걱정했던 것은, 스마트 폰의 인터넷 연결이 느려게 될 것이 아닌가하는 점이다. / 결과는, 지금까지는, 차이는 느끼지 않고 있다.</text:p>
              </text:list-item>
            </text:list>
          </table:table-cell>
        </table:table-row>
      </table:table>
      <text:list xml:id="list30713438" text:continue-list="list30689778" text:style-name="L53">
        <text:list-header>
          <text:p text:style-name="P197"/>
        </text:list-header>
      </text:list>
      <text:p text:style-name="P6">//20210306_180234</text:p>
      <text:p text:style-name="P1"/>
      <text:p text:style-name="P27"/>
      <text:p text:style-name="P5">XXX=================</text:p>
      <text:p text:style-name="P26">myself/ diary / 20210307_132958</text:p>
      <text:list xml:id="list8146336195210647680" text:style-name="L67">
        <text:list-item>
          <text:p text:style-name="P192">먹이주기</text:p>
        </text:list-item>
      </text:list>
      <table:table table:name="表100" table:style-name="表100">
        <table:table-column table:style-name="表100.A"/>
        <table:table-column table:style-name="表100.B"/>
        <text:soft-page-break/>
        <table:table-row>
          <table:table-cell table:style-name="表100.A1" office:value-type="string">
            <text:p text:style-name="P21"/>
          </table:table-cell>
          <table:table-cell table:style-name="表100.B1" office:value-type="string">
            <text:list xml:id="list5202962083896200408" text:style-name="L68">
              <text:list-item>
                <text:p text:style-name="P81">두 마리. / 옹벽으로 달리고 있는 도중에 크로가 내려왔다. / 미케도 한 번 두 번 울음소리를 냈지만, 곧 마찬가지로 내려왔다.</text:p>
              </text:list-item>
              <text:list-item>
                <text:p text:style-name="P81">온 미케. 몸을 끌어 안고 있으면, 크로가 옹벽 쪽으로 걷기 시작했다. / 크로에 불렀지만, 돌아가지 않다.</text:p>
              </text:list-item>
            </text:list>
          </table:table-cell>
        </table:table-row>
      </table:table>
      <text:p text:style-name="P6"/>
      <text:list xml:id="list8597148137492888003" text:style-name="L69">
        <text:list-item>
          <text:p text:style-name="P82">신변의 세들로한 것에 대해</text:p>
        </text:list-item>
      </text:list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1"/>
          </table:table-cell>
          <table:table-cell table:style-name="表101.B1" office:value-type="string">
            <text:p text:style-name="P6">와이파이 장비에 관한 이야기</text:p>
            <text:list xml:id="list8694229214284933863" text:style-name="L70">
              <text:list-item>
                <text:p text:style-name="P83">이 지금은 사용하지 않는 장비. 원래 au회사가 무료로 나눠주고 있었던 제품이다.</text:p>
              </text:list-item>
              <text:list-item>
                <text:p text:style-name="P83">오랫동안 전원 코드를 통해 공중에 매달린 상태<text:span text:style-name="T34">으</text:span>로 사용하고 있었다. / 그래서 일까, 장비 본체의 코드 연결 부분, 또는, 코드 자체에 닿으면, 전원이 다시 들어갈 경우가 종종 있었다.</text:p>
              </text:list-item>
            </text:list>
          </table:table-cell>
        </table:table-row>
      </table:table>
      <text:list xml:id="list30698247" text:continue-list="list8597148137492888003" text:style-name="L69">
        <text:list-item>
          <text:p text:style-name="P174">muzyka</text:p>
        </text:list-item>
      </text:list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1"/>
          </table:table-cell>
          <table:table-cell table:style-name="表102.B1" office:value-type="string">
            <text:list xml:id="list6597414646493650455" text:style-name="L71">
              <text:list-item>
                <text:p text:style-name="P84">shaku : kompozycja. pierwszego, melodia w europejskim brzmieniu. / druga, to melodia z japońskim brzmieniu.</text:p>
              </text:list-item>
            </text:list>
          </table:table-cell>
        </table:table-row>
      </table:table>
      <text:list xml:id="list4605254051952476570" text:style-name="L72">
        <text:list-item>
          <text:p text:style-name="P132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/>
          </table:table-cell>
          <table:table-cell table:style-name="表103.B1" office:value-type="string">
            <text:p text:style-name="P3">كان السبت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6">it was Sat<text:span text:style-name="T30">urday.</text:span></text:p>
            <text:p text:style-name="P7">kaan[To była <text:s/>/ al'saptu[sobota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3">هطول الأمطار لفترة من الوقت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7">rainfall for a while / opady deszczu przez chwilę</text:p>
            <text:p text:style-name="P7">hut^uwl'l'amt^aari / l'fatrata / min'al'waqti</text:p>
          </table:table-cell>
        </table:table-row>
      </table:table>
      <text:list xml:id="list1945280336265982958" text:style-name="L73">
        <text:list-item>
          <text:p text:style-name="P133"><text:span text:style-name="T8">در مورد تحقیق </text:span><text:span text:style-name="T9">### daar[about / moored[case / txqiyq[research</text:span></text:p>
        </text:list-item>
      </text:list>
      <table:table table:name="表104" table:style-name="表104">
        <table:table-column table:style-name="表104.A"/>
        <table:table-column table:style-name="表104.B"/>
        <text:soft-page-break/>
        <table:table-row>
          <table:table-cell table:style-name="表104.A1" office:value-type="string">
            <text:p text:style-name="P20"/>
          </table:table-cell>
          <table:table-cell table:style-name="表104.B1" office:value-type="string">
            <text:p text:style-name="P2">شنبه بود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7">it was saturday.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2">عصر ، وقتی بیرون می روم ، جاده خیس بود.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7">in the evening, when I go outside, the road was wet.</text:p>
            <text:p text:style-name="P7">aasr[eveing / waqtiy[time / biyruwn[outside / mey[i-go~1 / ruwm / dhaade[road / xiys[wet</text:p>
          </table:table-cell>
        </table:table-row>
      </table:table>
      <text:p text:style-name="P6"/>
      <text:list xml:id="list4983145665497203603" text:style-name="L74">
        <text:list-item>
          <text:p text:style-name="P112">вокруг меня</text:p>
        </text:list-item>
      </text:list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0"/>
          </table:table-cell>
          <table:table-cell table:style-name="表105.B1" office:value-type="string">
            <text:p text:style-name="P2">у меня плохие зубы.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7">*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2">почему у меня плохие зубы?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7">why do I have bad teeth?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2">У меня во рту кровяные бо'[ba;бы. Я за'метил, что.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19">口の中に、血豆がある。そのことに、気づいた。</text:p>
          </table:table-cell>
        </table:table-row>
      </table:table>
      <text:p text:style-name="P6"/>
      <text:p text:style-name="P6">//20210307_141834</text:p>
      <text:p text:style-name="P1"/>
      <text:p text:style-name="P27"/>
      <text:p text:style-name="P5">XXX=================</text:p>
      <text:p text:style-name="P26">myself/ diary / 20210308_123650</text:p>
      <text:list xml:id="list8412293535813327519" text:style-name="L75">
        <text:list-item>
          <text:p text:style-name="P193">먹이주기</text:p>
        </text:list-item>
      </text:list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1"/>
          </table:table-cell>
          <table:table-cell table:style-name="表106.B1" office:value-type="string">
            <text:list xml:id="list3122835284215967615" text:style-name="L76">
              <text:list-item>
                <text:p text:style-name="P134"><text:span text:style-name="T28">두 마리. / 옹벽으로 돌아갈 때, 크로는 스스로 보도 쪽으로. 나는 이 때, 크로가 멈춰서서 내가 안고 올리는 </text:span><text:soft-page-break/><text:span text:style-name="T28">것을 기다리는지 예상하고, 몇 미터 쿠로의 뒤를 걸었다.</text:span></text:p>
              </text:list-item>
              <text:list-item>
                <text:p text:style-name="P85">그 후 되돌아 보면, 미케가 항상의 위치에서 앉아 있다. / 내가 안고 올리는 걸 기다리고 있다.</text:p>
              </text:list-item>
            </text:list>
          </table:table-cell>
        </table:table-row>
      </table:table>
      <text:p text:style-name="P6"/>
      <text:list xml:id="list30700358" text:continue-list="list8412293535813327519" text:style-name="L75">
        <text:list-item>
          <text:p text:style-name="P86">신변의 세들로한 것에 대해</text:p>
        </text:list-item>
      </text:list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1"/>
          </table:table-cell>
          <table:table-cell table:style-name="表107.B1" office:value-type="string">
            <text:list xml:id="list5712540521406748336" text:style-name="L77">
              <text:list-item>
                <text:p text:style-name="P87">물을 끓인다. 홍차 등을 만드는 데 사용한다. / 난로에 주전자를 올려 놓고, 불울 붙인 후, 자신의 방에 돌아간다. 비등을 기다린다.</text:p>
              </text:list-item>
              <text:list-item>
                <text:p text:style-name="P87">이 때, 타이머를 설정한다. / 타이머가 울리면, 이제 비등할 시간이 왔던 것이 알 수 있다.</text:p>
              </text:list-item>
              <text:list-item>
                <text:p text:style-name="P87">하지만, 나는 이 타이머를 독서 할 때도 사용한다. 그래서 가끔, 타이머가 울려도, 그냥 시간이 흘러갔다라는 생각뿐, 불을 끄는 걸 잊어 버린다.</text:p>
              </text:list-item>
            </text:list>
          </table:table-cell>
        </table:table-row>
      </table:table>
      <text:list xml:id="list30698521" text:continue-list="list30700358" text:style-name="L75">
        <text:list-item>
          <text:p text:style-name="P175">muzyka i inny</text:p>
        </text:list-item>
      </text:list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1"/>
          </table:table-cell>
          <table:table-cell table:style-name="表108.B1" office:value-type="string">
            <text:list xml:id="list8416629006439133625" text:style-name="L78">
              <text:list-item>
                <text:p text:style-name="P88">shaku : ćwiczyłem wysokie dźwięki. w drugiej oktawie.</text:p>
              </text:list-item>
              <text:list-item>
                <text:p text:style-name="P88">czytam teraz jedną książkę. ta chodzi o samą muzykę. tytuł tej w chińskiej wymowie to "yue-qi"</text:p>
              </text:list-item>
            </text:list>
          </table:table-cell>
        </table:table-row>
      </table:table>
      <text:list xml:id="list1984721486911641717" text:style-name="L79">
        <text:list-item>
          <text:p text:style-name="P135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0"/>
          </table:table-cell>
          <table:table-cell table:style-name="表109.B1" office:value-type="string">
            <text:p text:style-name="P3">كان يوم الاحد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6">it was sun<text:span text:style-name="T30">day.</text:span></text:p>
            <text:p text:style-name="P7">kyaan / yawm'l'axdi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3">ذهبت إلى الحديقة في المساء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7">I went to the park in the evening.</text:p>
            <text:p text:style-name="P7">dzahaptu / iilaa'l'xdiyqati / fiy'l'masaaI</text:p>
          </table:table-cell>
        </table:table-row>
        <text:soft-page-break/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3">هناك قطتان في الحديقة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7">there are two cats in the park.</text:p>
            <text:p text:style-name="P7">hunaaka / qut^ataani / *</text:p>
          </table:table-cell>
        </table:table-row>
      </table:table>
      <text:list xml:id="list3320215312281046102" text:style-name="L80">
        <text:list-item>
          <text:p text:style-name="P136"><text:span text:style-name="T8">در مورد تحقیق </text:span><text:span text:style-name="T9">### daar[about / moored[case / txqiyq[research</text:span></text:p>
        </text:list-item>
      </text:list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0"/>
          </table:table-cell>
          <table:table-cell table:style-name="表110.B1" office:value-type="string">
            <text:p text:style-name="P2">یکشنبه بود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7">it was sunday</text:p>
            <text:p text:style-name="P7">yekshanbe / buwt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2">تمام روز در اتاقم بودم.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7">I was in my room, all day.</text:p>
            <text:p text:style-name="P7">tamoom / ruwz / aotaagham[내 방 / buwdam[나는 ~이었다</text:p>
          </table:table-cell>
        </table:table-row>
      </table:table>
      <text:p text:style-name="P6"/>
      <text:list xml:id="list3070543884452296845" text:style-name="L81">
        <text:list-item>
          <text:p text:style-name="P113">вокруг меня</text:p>
        </text:list-item>
      </text:list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0"/>
          </table:table-cell>
          <table:table-cell table:style-name="表111.B1" office:value-type="string">
            <text:p text:style-name="P2">у меня сильно болит талия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my waist hurts badly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2">я занимаюсь гимнасти'кой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i do gymnastics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2">вчера я кача'л нога'ми одну' за друго'й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yesterday, i swung my legs, one by one.</text:p>
          </table:table-cell>
        </table:table-row>
      </table:table>
      <text:p text:style-name="P6"/>
      <text:p text:style-name="P6">//20210308_133249</text:p>
      <text:p text:style-name="P1"/>
      <text:p text:style-name="P27"/>
      <text:p text:style-name="P5">XXX=================</text:p>
      <text:p text:style-name="P26">myself/ diary / 20210309_172224</text:p>
      <text:list xml:id="list30691446" text:continue-list="list30713438" text:style-name="L53">
        <text:list-item>
          <text:p text:style-name="P190"><text:soft-page-break/>먹이주기</text:p>
        </text:list-item>
      </text:list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/>
          </table:table-cell>
          <table:table-cell table:style-name="表112.B1" office:value-type="string">
            <text:p text:style-name="P6">두 마리. / 옹벽으로의 돌아가기. 크로는 다시 스스로. / 페이스트, 그리고, 고체. / 고체는 2 회으로 나누어 준다.</text:p>
          </table:table-cell>
        </table:table-row>
      </table:table>
      <text:p text:style-name="P6"/>
      <text:list xml:id="list30698657" text:continue-numbering="true" text:style-name="L53">
        <text:list-item>
          <text:p text:style-name="P73">신변의 세들로한 것에 대해</text:p>
        </text:list-item>
      </text:list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1"/>
          </table:table-cell>
          <table:table-cell table:style-name="表113.B1" office:value-type="string">
            <text:p text:style-name="P6">독서에 대해 :</text:p>
            <text:list xml:id="list4569697354199970351" text:style-name="L82">
              <text:list-item>
                <text:p text:style-name="P89">도서관에서 도서를 빌려 온다. / 그리고, 책의 각 페이지를 사진으로 찍는다.</text:p>
              </text:list-item>
              <text:list-item>
                <text:p text:style-name="P89">실제 글을 읽을 땐, 이들 사진들을 보고, <text:s/>읽는다.</text:p>
              </text:list-item>
            </text:list>
          </table:table-cell>
        </table:table-row>
      </table:table>
      <text:list xml:id="list30694239" text:continue-list="list30698657" text:style-name="L53">
        <text:list-header>
          <text:p text:style-name="P197"/>
        </text:list-header>
      </text:list>
      <text:p text:style-name="P6">//20210309_173729</text:p>
      <text:p text:style-name="P1"/>
      <text:p text:style-name="P27"/>
      <text:p text:style-name="P5">XXX=================</text:p>
      <text:p text:style-name="P26">myself/ diary / 20210310_153712</text:p>
      <text:list xml:id="list7790228029683473219" text:style-name="L83">
        <text:list-item>
          <text:p text:style-name="P194">먹이주기</text:p>
        </text:list-item>
      </text:list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1"/>
          </table:table-cell>
          <table:table-cell table:style-name="表114.B1" office:value-type="string">
            <text:list xml:id="list4019270140337553775" text:style-name="L84">
              <text:list-item>
                <text:p text:style-name="P90">두 마리. / 산책 후 옹벽으로 돌아갈 때, 미케가 종종 "뒹굴" 을 한다.</text:p>
              </text:list-item>
              <text:list-item>
                <text:p text:style-name="P90">구체를 준 후 보도 쪽을 보면, 옹벽 모서리 위에 한 고양이가 있다. 돈이다. / 내가 근처에 가면, "냐아" 라고 한 울음 소리를 내고, 서 쪽으로 가서 버렸다.</text:p>
              </text:list-item>
              <text:list-item>
                <text:p text:style-name="P90">살찐 있었다. 털이 좋았다.</text:p>
              </text:list-item>
            </text:list>
          </table:table-cell>
        </table:table-row>
      </table:table>
      <text:p text:style-name="P6"/>
      <text:list xml:id="list30681239" text:continue-list="list7790228029683473219" text:style-name="L83">
        <text:list-item>
          <text:p text:style-name="P91">신변의 세들로한 것에 대해</text:p>
        </text:list-item>
      </text:list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/>
          </table:table-cell>
          <table:table-cell table:style-name="表115.B1" office:value-type="string">
            <text:p text:style-name="P6"/>
          </table:table-cell>
        </table:table-row>
      </table:table>
      <text:list xml:id="list30706442" text:continue-numbering="true" text:style-name="L83">
        <text:list-item>
          <text:p text:style-name="P176">muzyka</text:p>
        </text:list-item>
      </text:list>
      <table:table table:name="表116" table:style-name="表116">
        <table:table-column table:style-name="表116.A"/>
        <table:table-column table:style-name="表116.B"/>
        <text:soft-page-break/>
        <table:table-row>
          <table:table-cell table:style-name="表116.A1" office:value-type="string">
            <text:p text:style-name="P21"/>
          </table:table-cell>
          <table:table-cell table:style-name="表116.B1" office:value-type="string">
            <text:list xml:id="list2375562050146198267" text:style-name="L85">
              <text:list-item>
                <text:p text:style-name="P92">ćwiczenia dla wyższych dźwięków. / był wtorek.</text:p>
              </text:list-item>
            </text:list>
          </table:table-cell>
        </table:table-row>
      </table:table>
      <text:list xml:id="list7227975073689061190" text:style-name="L86">
        <text:list-item>
          <text:p text:style-name="P137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0"/>
          </table:table-cell>
          <table:table-cell table:style-name="表117.B1" office:value-type="string">
            <text:p text:style-name="P3">كان يوم الثلاثاء.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6">it was tue<text:span text:style-name="T30">sday.</text:span>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3">ذهبت إلى الحديقة في المساء.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7">I went to the park in the evening.</text:p>
          </table:table-cell>
        </table:table-row>
      </table:table>
      <text:list xml:id="list7160900529954679729" text:style-name="L87">
        <text:list-item>
          <text:p text:style-name="P138"><text:span text:style-name="T8">در مورد تحقیق </text:span><text:span text:style-name="T9">### daar[about / moored[case / txqiyq[research</text:span></text:p>
        </text:list-item>
      </text:list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0"/>
          </table:table-cell>
          <table:table-cell table:style-name="表118.B1" office:value-type="string">
            <text:p text:style-name="P2">aaa</text:p>
          </table:table-cell>
        </table:table-row>
        <table:table-row>
          <table:table-cell table:style-name="表118.A2" office:value-type="string">
            <text:p text:style-name="P20"/>
          </table:table-cell>
          <table:table-cell table:style-name="表118.B2" office:value-type="string">
            <text:p text:style-name="P7">it was tuesday.</text:p>
          </table:table-cell>
        </table:table-row>
      </table:table>
      <text:p text:style-name="P6"/>
      <text:list xml:id="list5492404537677294745" text:style-name="L88">
        <text:list-item>
          <text:p text:style-name="P114">вокруг меня</text:p>
        </text:list-item>
      </text:list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0"/>
          </table:table-cell>
          <table:table-cell table:style-name="表119.B1" office:value-type="string">
            <text:p text:style-name="P2">вчера снова я стискиваю зубы.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7">yesterday, again, I grit my teeth.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2">это был вторник.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7">it was tuesday.</text:p>
          </table:table-cell>
        </table:table-row>
      </table:table>
      <text:p text:style-name="P6"/>
      <text:p text:style-name="P6">//20210310_161016</text:p>
      <text:p text:style-name="P1"/>
      <text:p text:style-name="P27"/>
      <text:p text:style-name="P5">XXX=================</text:p>
      <text:p text:style-name="P26">myself/ diary / 20210311_153512</text:p>
      <text:list xml:id="list30704157" text:continue-list="list30694239" text:style-name="L53">
        <text:list-item>
          <text:p text:style-name="P190">먹이주기</text:p>
        </text:list-item>
      </text:list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1"/>
          </table:table-cell>
          <table:table-cell table:style-name="表120.B1" office:value-type="string">
            <text:p text:style-name="P6">두 마리. / 전 번 와 같다.</text:p>
          </table:table-cell>
        </table:table-row>
      </table:table>
      <text:p text:style-name="P6"/>
      <text:list xml:id="list30706588" text:continue-numbering="true" text:style-name="L53">
        <text:list-item>
          <text:p text:style-name="P73"><text:soft-page-break/>신변의 세들로한 것에 대해</text:p>
        </text:list-item>
      </text:list>
      <table:table table:name="表121" table:style-name="表121">
        <table:table-column table:style-name="表121.A"/>
        <table:table-column table:style-name="表121.B"/>
        <table:table-row>
          <table:table-cell table:style-name="表121.A1" office:value-type="string">
            <text:p text:style-name="P21"/>
          </table:table-cell>
          <table:table-cell table:style-name="表121.B1" office:value-type="string">
            <text:p text:style-name="P6"/>
          </table:table-cell>
        </table:table-row>
      </table:table>
      <text:list xml:id="list30704953" text:continue-numbering="true" text:style-name="L53">
        <text:list-item>
          <text:p text:style-name="P172">muzyka</text:p>
        </text:list-item>
      </text:list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1"/>
          </table:table-cell>
          <table:table-cell table:style-name="表122.B1" office:value-type="string">
            <text:list xml:id="list4477291455657636056" text:style-name="L89">
              <text:list-item>
                <text:p text:style-name="P93">była środa / było słonecznie. / zacząłem czytać książkę. / nawisko autora jest "kumazała banzan" / <text:s/>on był osobą żyjącym w XVII wieku po kalendarzu chrześcijańskiego </text:p>
              </text:list-item>
            </text:list>
          </table:table-cell>
        </table:table-row>
      </table:table>
      <text:list xml:id="list8756984382032883132" text:style-name="L90">
        <text:list-item>
          <text:p text:style-name="P139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0"/>
          </table:table-cell>
          <table:table-cell table:style-name="表123.B1" office:value-type="string">
            <text:p text:style-name="P3">كان يوم الأربعاء.</text:p>
          </table:table-cell>
        </table:table-row>
        <table:table-row>
          <table:table-cell table:style-name="表123.A2" office:value-type="string">
            <text:p text:style-name="P20"/>
          </table:table-cell>
          <table:table-cell table:style-name="表123.B2" office:value-type="string">
            <text:p text:style-name="P6">it was wed<text:span text:style-name="T30">nesday.</text:span></text:p>
            <text:p text:style-name="P7">* / * / arbiAAI</text:p>
          </table:table-cell>
        </table:table-row>
        <table:table-row>
          <table:table-cell table:style-name="表123.A2" office:value-type="string">
            <text:p text:style-name="P20"/>
          </table:table-cell>
          <table:table-cell table:style-name="表123.B2" office:value-type="string">
            <text:p text:style-name="P3">كان الجو مشمسا.</text:p>
          </table:table-cell>
        </table:table-row>
        <table:table-row>
          <table:table-cell table:style-name="表123.A2" office:value-type="string">
            <text:p text:style-name="P20"/>
          </table:table-cell>
          <table:table-cell table:style-name="表123.B2" office:value-type="string">
            <text:p text:style-name="P7">it was sunny.</text:p>
            <text:p text:style-name="P7">kyaan / al'dhawu / mushmisaan</text:p>
          </table:table-cell>
        </table:table-row>
      </table:table>
      <text:list xml:id="list4622114274147425556" text:style-name="L91">
        <text:list-item>
          <text:p text:style-name="P140"><text:span text:style-name="T8">در مورد تحقیق </text:span><text:span text:style-name="T9">### daar[about / moored[case / txqiyq[research</text:span></text:p>
        </text:list-item>
      </text:list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0"/>
          </table:table-cell>
          <table:table-cell table:style-name="表124.B1" office:value-type="string">
            <text:p text:style-name="P2">چهارشنبه بود.</text:p>
          </table:table-cell>
        </table:table-row>
        <table:table-row>
          <table:table-cell table:style-name="表124.A2" office:value-type="string">
            <text:p text:style-name="P20"/>
          </table:table-cell>
          <table:table-cell table:style-name="表124.B2" office:value-type="string">
            <text:p text:style-name="P7">it was wednesday.</text:p>
            <text:p text:style-name="P7">chahaar shanbe / *</text:p>
          </table:table-cell>
        </table:table-row>
        <table:table-row>
          <table:table-cell table:style-name="表124.A2" office:value-type="string">
            <text:p text:style-name="P20"/>
          </table:table-cell>
          <table:table-cell table:style-name="表124.B2" office:value-type="string">
            <text:p text:style-name="P2">من شب به پارک رفتم</text:p>
          </table:table-cell>
        </table:table-row>
        <table:table-row>
          <table:table-cell table:style-name="表124.A2" office:value-type="string">
            <text:p text:style-name="P20"/>
          </table:table-cell>
          <table:table-cell table:style-name="表124.B2" office:value-type="string">
            <text:p text:style-name="P7">I went to the park in the evening</text:p>
          </table:table-cell>
        </table:table-row>
      </table:table>
      <text:p text:style-name="P6"/>
      <text:list xml:id="list5701088049201416311" text:style-name="L92">
        <text:list-item>
          <text:p text:style-name="P115">вокруг меня</text:p>
        </text:list-item>
      </text:list>
      <table:table table:name="表125" table:style-name="表125">
        <table:table-column table:style-name="表125.A"/>
        <table:table-column table:style-name="表125.B"/>
        <table:table-row>
          <table:table-cell table:style-name="表125.A1" office:value-type="string">
            <text:p text:style-name="P20"/>
          </table:table-cell>
          <table:table-cell table:style-name="表125.B1" office:value-type="string">
            <text:p text:style-name="P2">это была среда.</text:p>
          </table:table-cell>
        </table:table-row>
        <table:table-row>
          <table:table-cell table:style-name="表125.A2" office:value-type="string">
            <text:p text:style-name="P20"/>
          </table:table-cell>
          <table:table-cell table:style-name="表125.B2" office:value-type="string">
            <text:p text:style-name="P7">it was wednesday</text:p>
          </table:table-cell>
        </table:table-row>
        <table:table-row>
          <table:table-cell table:style-name="表125.A2" office:value-type="string">
            <text:p text:style-name="P20"/>
          </table:table-cell>
          <table:table-cell table:style-name="表125.B2" office:value-type="string">
            <text:p text:style-name="P2">я ходил в парк.<text:tab/></text:p>
          </table:table-cell>
        </table:table-row>
        <text:soft-page-break/>
        <table:table-row>
          <table:table-cell table:style-name="表125.A2" office:value-type="string">
            <text:p text:style-name="P20"/>
          </table:table-cell>
          <table:table-cell table:style-name="表125.B2" office:value-type="string">
            <text:p text:style-name="P7">I went to the park</text:p>
          </table:table-cell>
        </table:table-row>
      </table:table>
      <text:p text:style-name="P6"/>
      <text:p text:style-name="P6">//20210311_160456</text:p>
      <text:p text:style-name="P1"/>
      <text:p text:style-name="P27"/>
      <text:p text:style-name="P5">XXX=================</text:p>
      <text:p text:style-name="P26">myself/ diary / 20210314_102500</text:p>
      <text:list xml:id="list2874383991131509441" text:style-name="L102">
        <text:list-item>
          <text:p text:style-name="P195">먹이주기</text:p>
        </text:list-item>
      </text:list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1"/>
          </table:table-cell>
          <table:table-cell table:style-name="表126.B1" office:value-type="string">
            <text:p text:style-name="P6">두 마리. / 미케는 울음 소리는 내지 않고, 스스로 옹벽에서 내려왔다.</text:p>
          </table:table-cell>
        </table:table-row>
      </table:table>
      <text:p text:style-name="P6"/>
      <text:list xml:id="list30699404" text:continue-numbering="true" text:style-name="L102">
        <text:list-item>
          <text:p text:style-name="P145"><text:span text:style-name="T28">신변의 세들로한 것에 대해</text:span></text:p>
        </text:list-item>
      </text:list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1"/>
          </table:table-cell>
          <table:table-cell table:style-name="表127.B1" office:value-type="string">
            <text:p text:style-name="P6"/>
          </table:table-cell>
        </table:table-row>
      </table:table>
      <text:list xml:id="list30711502" text:continue-numbering="true" text:style-name="L102">
        <text:list-item>
          <text:p text:style-name="P198">russian</text:p>
        </text:list-item>
        <text:list-item>
          <text:p text:style-name="P198">polish</text:p>
        </text:list-item>
        <text:list-item>
          <text:p text:style-name="P198">persian</text:p>
        </text:list-item>
      </text:list>
      <text:p text:style-name="P196"/>
      <text:p text:style-name="P6">//20210314_104608</text:p>
      <text:p text:style-name="P1"/>
      <text:p text:style-name="P27">@@@</text:p>
      <text:p text:style-name="P5">XXX=================</text:p>
      <text:p text:style-name="P152"><text:span text:style-name="T33">myself/ diary / XXXX</text:span></text:p>
      <text:list xml:id="list5389524370058099267" text:style-name="L107">
        <text:list-item>
          <text:p text:style-name="P97"/>
        </text:list-item>
      </text:list>
      <text:p text:style-name="P6"/>
      <text:p text:style-name="P6">//</text:p>
      <text:p text:style-name="P1"/>
      <text:p text:style-name="P9">-------------------- TEMPLATE 20210209_091706</text:p>
      <text:p text:style-name="P5"><text:soft-page-break/>XXX=================</text:p>
      <text:p text:style-name="P26">myself/ diary / XXXX</text:p>
      <text:list xml:id="list30681946" text:continue-list="list30704953" text:style-name="L53">
        <text:list-item>
          <text:p text:style-name="P190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0689265" text:continue-numbering="true" text:style-name="L53">
        <text:list-item>
          <text:p text:style-name="P73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/>
          </table:table-cell>
          <table:table-cell table:style-name="表9.B1" office:value-type="string">
            <text:p text:style-name="P6"/>
          </table:table-cell>
        </table:table-row>
      </table:table>
      <text:list xml:id="list30685171" text:continue-numbering="true" text:style-name="L53">
        <text:list-item>
          <text:p text:style-name="P172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/>
          </table:table-cell>
          <table:table-cell table:style-name="表10.B1" office:value-type="string">
            <text:list xml:id="list7649829188631018179" text:style-name="L97">
              <text:list-item>
                <text:p text:style-name="P95"/>
              </text:list-item>
            </text:list>
          </table:table-cell>
        </table:table-row>
      </table:table>
      <text:list xml:id="list8936927796095794446" text:style-name="L98">
        <text:list-item>
          <text:p text:style-name="P143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0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7"/>
          </table:table-cell>
        </table:table-row>
      </table:table>
      <text:list xml:id="list8639615629642100534" text:style-name="L99">
        <text:list-item>
          <text:p text:style-name="P144"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0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47569605875234964" text:style-name="L100">
        <text:list-item>
          <text:p text:style-name="P117"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2">aaa</text:p>
          </table:table-cell>
        </table:table-row>
        <text:soft-page-break/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4">myself/ diary / XXXX</text:p>
      <text:list xml:id="list30683467" text:continue-list="list3170997442089411643" text:style-name="L1">
        <text:list-item>
          <text:p text:style-name="P154"><text:span text:style-name="T27">먹이주기 </text:span><text:span text:style-name="T26">: </text:span><text:span text:style-name="T27">돈 </text:span><text:span text:style-name="T26">~ / </text:span><text:span text:style-name="T27">류 </text:span><text:span text:style-name="T26">~ / </text:span><text:span text:style-name="T27">두 마리 </text:span><text:span text:style-name="T26">+</text:span></text:p>
        </text:list-item>
        <text:list-item>
          <text:p text:style-name="P155">신변의 세들로한 것에 대해</text:p>
        </text:list-item>
        <text:list-item>
          <text:p text:style-name="P154"><text:span text:style-name="T26">питье'[-yoo:</text:span><text:span text:style-name="T27">마신다 </text:span><text:span text:style-name="T26">алкого'ля</text:span></text:p>
        </text:list-item>
        <text:list-item>
          <text:p text:style-name="P157">muzyka</text:p>
        </text:list-item>
        <text:list-item>
          <text:p text:style-name="P158"><text:span text:style-name="T20">عن الله</text:span><text:span text:style-name="T21">. ### AAn'laa[</text:span><text:span text:style-name="T22">신에</text:span><text:span text:style-name="T21">-</text:span><text:span text:style-name="T22">대해</text:span></text:p>
        </text:list-item>
        <text:list-item>
          <text:p text:style-name="P154"><text:span text:style-name="T23">عن الأشياء الصغيرة من حولي</text:span><text:span text:style-name="T25">. </text:span><text:span text:style-name="T26">### AAn'il'ashiyaaI[</text:span><text:span text:style-name="T27">사물에</text:span><text:span text:style-name="T26">-</text:span><text:span text:style-name="T27">대해 </text:span><text:span text:style-name="T26">/ 's^aghiyyati[</text:span><text:span text:style-name="T27">작은 </text:span><text:span text:style-name="T26">/ min-xawliy[</text:span><text:span text:style-name="T27">내</text:span><text:span text:style-name="T26">-</text:span><text:span text:style-name="T27">주위</text:span></text:p>
        </text:list-item>
        <text:list-item>
          <text:p text:style-name="P158"><text:span text:style-name="T20">در مورد تحقیق </text:span><text:span text:style-name="T21">### daar[about / moored[case / txqiyq[research</text:span></text:p>
        </text:list-item>
        <text:list-item>
          <text:p text:style-name="P156"><text:span text:style-name="T24">धर्म के। </text:span><text:span text:style-name="T26">### dharm[</text:span><text:span text:style-name="T27">종교 </text:span><text:span text:style-name="T26">/ ke[</text:span><text:span text:style-name="T27">의 </text:span><text:span text:style-name="T26">\\\ about religion</text:span></text:p>
        </text:list-item>
        <text:list-item>
          <text:p text:style-name="P159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7">四囲</text:span></text:a><text:a xlink:type="simple" xlink:href="http://xn--wbsyb.jp/" office:target-frame-name="_blank" xlink:show="new" text:style-name="Internet_20_link" text:visited-style-name="Visited_20_Internet_20_Link"><text:span text:style-name="T16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3165836220416764332" text:style-name="L101">
        <text:list-item>
          <text:p text:style-name="P118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20">1</text:p>
          </table:table-cell>
          <table:table-cell table:style-name="表12.B1" office:value-type="string">
            <text:p text:style-name="P6">start C:\WORKS_2\shortcuts_docs\end_diary.bat</text:p>
          </table:table-cell>
        </table:table-row>
        <table:table-row>
          <table:table-cell table:style-name="表12.A2">
            <text:p text:style-name="P20"/>
          </table:table-cell>
          <table:table-cell table:style-name="表12.B2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20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p text:style-name="P1"/>
      <text:p text:style-name="P1"/>
      <text:p text:style-name="P1">신변의 세들로한 것에 대해</text:p>
      <text:p text:style-name="P1"><text:soft-page-break/></text:p>
      <table:table table:name="表97" table:style-name="表97">
        <table:table-column table:style-name="表97.A"/>
        <table:table-column table:style-name="表97.B"/>
        <table:table-row>
          <table:table-cell table:style-name="表97.A1">
            <text:p text:style-name="P20"/>
          </table:table-cell>
          <table:table-cell table:style-name="表97.B1" office:value-type="string">
            <text:p text:style-name="P10">文房具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食べているもの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読んでいる本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机の上にあるもの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14T10:47:06.29</dc:date>
    <dc:creator>iwabuchi ken</dc:creator>
    <meta:editing-duration>P1DT4H51M59S</meta:editing-duration>
    <meta:editing-cycles>75</meta:editing-cycles>
    <meta:generator>OpenOffice/4.1.3$Win32 OpenOffice.org_project/413m1$Build-9783</meta:generator>
    <meta:document-statistic meta:table-count="127" meta:image-count="0" meta:object-count="0" meta:page-count="42" meta:paragraph-count="664" meta:word-count="8065" meta:character-count="25058"/>
  </office:meta>
</office:document-meta>
</file>